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end" style:justify-single-word="false"/>
      <style:text-properties fo:color="#808080" style:font-name="Verdana" fo:font-size="10pt" officeooo:paragraph-rsid="00133ae1" style:font-size-asian="10pt" style:font-size-complex="10pt"/>
    </style:style>
    <style:style style:name="P2" style:family="paragraph" style:parent-style-name="Standard">
      <style:paragraph-properties fo:text-align="center" style:justify-single-word="false"/>
      <style:text-properties fo:font-size="10pt" officeooo:paragraph-rsid="00133ae1" style:font-size-asian="10pt" style:font-size-complex="10pt"/>
    </style:style>
    <style:style style:name="P3" style:family="paragraph" style:parent-style-name="Standard">
      <style:paragraph-properties fo:text-align="justify" style:justify-single-word="false"/>
      <style:text-properties fo:font-size="10pt" officeooo:paragraph-rsid="006b8de6" style:font-size-asian="10pt" style:font-size-complex="10pt"/>
    </style:style>
    <style:style style:name="P4" style:family="paragraph" style:parent-style-name="Standard">
      <style:paragraph-properties fo:text-align="justify" style:justify-single-word="false"/>
      <style:text-properties fo:font-size="10pt" officeooo:rsid="008f59e7" officeooo:paragraph-rsid="00c029a0" style:font-size-asian="10pt" style:font-size-complex="10pt"/>
    </style:style>
    <style:style style:name="P5" style:family="paragraph" style:parent-style-name="Standard">
      <style:paragraph-properties fo:text-align="justify" style:justify-single-word="false"/>
      <style:text-properties fo:font-size="10pt" officeooo:rsid="008f59e7" officeooo:paragraph-rsid="00cac5f4" style:font-size-asian="10pt" style:font-size-complex="10pt"/>
    </style:style>
    <style:style style:name="P6" style:family="paragraph" style:parent-style-name="Standard">
      <style:paragraph-properties fo:text-align="justify" style:justify-single-word="false"/>
      <style:text-properties fo:font-size="10pt" officeooo:rsid="008f59e7" officeooo:paragraph-rsid="00edb24e" style:font-size-asian="10pt" style:font-size-complex="10pt"/>
    </style:style>
    <style:style style:name="P7" style:family="paragraph" style:parent-style-name="Standard">
      <style:paragraph-properties fo:text-align="justify" style:justify-single-word="false"/>
      <style:text-properties fo:font-size="10pt" officeooo:rsid="008f59e7" officeooo:paragraph-rsid="00fe0186" style:font-size-asian="10pt" style:font-size-complex="10pt"/>
    </style:style>
    <style:style style:name="P8" style:family="paragraph" style:parent-style-name="Standard">
      <style:paragraph-properties fo:text-align="justify" style:justify-single-word="false"/>
      <style:text-properties fo:font-size="10pt" officeooo:rsid="009e8234" officeooo:paragraph-rsid="009e8234" style:font-size-asian="10pt" style:font-size-complex="10pt"/>
    </style:style>
    <style:style style:name="P9" style:family="paragraph" style:parent-style-name="Standard">
      <style:paragraph-properties fo:text-align="justify" style:justify-single-word="false"/>
      <style:text-properties fo:font-size="10pt" officeooo:rsid="00dc65cb" officeooo:paragraph-rsid="00dc65cb" style:font-size-asian="10pt" style:font-size-complex="10pt"/>
    </style:style>
    <style:style style:name="P10" style:family="paragraph" style:parent-style-name="Standard">
      <style:paragraph-properties fo:text-align="justify" style:justify-single-word="false"/>
      <style:text-properties style:font-name="Times New Roman" fo:font-size="10pt" fo:font-weight="bold" officeooo:paragraph-rsid="00133ae1" style:font-size-asian="10pt" style:font-weight-asian="bold" style:font-name-complex="Times New Roman1" style:font-size-complex="10pt"/>
    </style:style>
    <style:style style:name="P11" style:family="paragraph" style:parent-style-name="Standard">
      <style:paragraph-properties fo:text-align="justify" style:justify-single-word="false"/>
      <style:text-properties style:font-name="Times New Roman" fo:font-size="10pt" officeooo:rsid="0026571e" officeooo:paragraph-rsid="006b8de6" style:font-size-asian="10pt" style:font-size-complex="10pt"/>
    </style:style>
    <style:style style:name="P12" style:family="paragraph" style:parent-style-name="Standard">
      <style:paragraph-properties fo:text-align="justify" style:justify-single-word="false"/>
      <style:text-properties style:font-name="Times New Roman" fo:font-size="10pt" officeooo:rsid="008f59e7" officeooo:paragraph-rsid="008f59e7" style:font-size-asian="10pt" style:font-size-complex="10pt"/>
    </style:style>
    <style:style style:name="P13" style:family="paragraph" style:parent-style-name="Standard">
      <style:paragraph-properties fo:text-align="justify" style:justify-single-word="false"/>
      <style:text-properties style:font-name="Times New Roman" fo:font-size="10pt" officeooo:rsid="00d9e342" officeooo:paragraph-rsid="00dd4a21" style:font-size-asian="10pt" style:font-size-complex="10pt"/>
    </style:style>
    <style:style style:name="P14" style:family="paragraph" style:parent-style-name="Standard">
      <style:paragraph-properties fo:text-align="justify" style:justify-single-word="false"/>
      <style:text-properties style:font-name="Times New Roman" fo:font-size="10pt" officeooo:rsid="00d9e342" officeooo:paragraph-rsid="00edb24e" style:font-size-asian="10pt" style:font-size-complex="10pt"/>
    </style:style>
    <style:style style:name="P15" style:family="paragraph" style:parent-style-name="Standard">
      <style:paragraph-properties fo:text-align="justify" style:justify-single-word="false"/>
      <style:text-properties style:font-name="Times New Roman" fo:font-size="10pt" officeooo:paragraph-rsid="00133ae1" style:font-size-asian="10pt" style:font-size-complex="10pt"/>
    </style:style>
    <style:style style:name="P16" style:family="paragraph" style:parent-style-name="Standard">
      <style:paragraph-properties fo:text-align="center" style:justify-single-word="false"/>
      <style:text-properties style:font-name="Times New Roman" fo:font-size="10pt" officeooo:paragraph-rsid="00133ae1" style:font-size-asian="10pt" style:font-size-complex="10pt"/>
    </style:style>
    <style:style style:name="P17" style:family="paragraph" style:parent-style-name="Standard">
      <style:paragraph-properties fo:text-align="justify" style:justify-single-word="false"/>
      <style:text-properties style:font-name="Times New Roman" fo:font-size="10pt" officeooo:rsid="0122bea3" officeooo:paragraph-rsid="0122bea3" style:font-size-asian="10pt" style:font-size-complex="10pt"/>
    </style:style>
    <style:style style:name="P18" style:family="paragraph" style:parent-style-name="Standard">
      <style:paragraph-properties fo:text-align="start" style:justify-single-word="false"/>
      <style:text-properties style:font-name="Times New Roman" fo:font-size="10pt" officeooo:paragraph-rsid="00133ae1" style:font-size-asian="10pt" style:font-size-complex="10pt"/>
    </style:style>
    <style:style style:name="P19" style:family="paragraph" style:parent-style-name="Standard">
      <style:paragraph-properties fo:text-align="start" style:justify-single-word="false"/>
      <style:text-properties style:font-name="Times New Roman" fo:font-size="10pt" officeooo:paragraph-rsid="00f0587b" style:font-size-asian="10pt" style:font-size-complex="10pt"/>
    </style:style>
    <style:style style:name="P20" style:family="paragraph" style:parent-style-name="Standard">
      <style:paragraph-properties fo:text-align="start" style:justify-single-word="false"/>
      <style:text-properties style:font-name="Times New Roman" fo:font-size="10pt" officeooo:rsid="0133e993" officeooo:paragraph-rsid="0133e993" style:font-size-asian="10pt" style:font-size-complex="10pt"/>
    </style:style>
    <style:style style:name="P21" style:family="paragraph" style:parent-style-name="Standard">
      <style:paragraph-properties fo:text-align="start" style:justify-single-word="false"/>
      <style:text-properties style:font-name="Times New Roman" fo:font-size="10pt" officeooo:rsid="0133e993" officeooo:paragraph-rsid="0133f9e5" style:font-size-asian="10pt" style:font-size-complex="10pt"/>
    </style:style>
    <style:style style:name="P22" style:family="paragraph" style:parent-style-name="Standard">
      <style:paragraph-properties fo:text-align="center" style:justify-single-word="false"/>
      <style:text-properties style:font-name="Times New Roman" fo:font-size="12pt" officeooo:rsid="017005b1" officeooo:paragraph-rsid="017005b1" style:font-size-asian="12pt" style:font-size-complex="12pt"/>
    </style:style>
    <style:style style:name="P23" style:family="paragraph" style:parent-style-name="Standard">
      <style:paragraph-properties fo:margin-left="1.251cm" fo:margin-right="0cm" fo:text-align="justify" style:justify-single-word="false" fo:text-indent="0cm" style:auto-text-indent="false"/>
      <style:text-properties fo:font-size="10pt" officeooo:paragraph-rsid="001cd003" style:font-size-asian="10pt" style:font-size-complex="10pt"/>
    </style:style>
    <style:style style:name="P24" style:family="paragraph" style:parent-style-name="Standard">
      <style:paragraph-properties fo:margin-left="1.251cm" fo:margin-right="0cm" fo:text-align="justify" style:justify-single-word="false" fo:text-indent="0cm" style:auto-text-indent="false"/>
      <style:text-properties fo:font-size="10pt" officeooo:paragraph-rsid="0057da2f" style:font-size-asian="10pt" style:font-size-complex="10pt"/>
    </style:style>
    <style:style style:name="P25" style:family="paragraph" style:parent-style-name="Standard">
      <style:paragraph-properties fo:margin-left="1.251cm" fo:margin-right="0cm" fo:text-align="justify" style:justify-single-word="false" fo:text-indent="0cm" style:auto-text-indent="false"/>
      <style:text-properties style:font-name="Times New Roman" fo:font-size="12pt" officeooo:rsid="005c2eea" officeooo:paragraph-rsid="001cd003" style:font-size-asian="12pt" style:font-size-complex="12pt"/>
    </style:style>
    <style:style style:name="P26" style:family="paragraph" style:parent-style-name="Standard">
      <style:paragraph-properties fo:margin-left="1.251cm" fo:margin-right="0cm" fo:text-align="justify" style:justify-single-word="false" fo:text-indent="0cm" style:auto-text-indent="false"/>
      <style:text-properties style:font-name="Times New Roman" fo:font-size="10pt" officeooo:rsid="005c2eea" officeooo:paragraph-rsid="005c2eea" style:font-size-asian="10pt" style:font-size-complex="10pt"/>
    </style:style>
    <style:style style:name="P27" style:family="paragraph" style:parent-style-name="Standard">
      <style:paragraph-properties fo:margin-left="1.251cm" fo:margin-right="0cm" fo:text-align="justify" style:justify-single-word="false" fo:text-indent="0cm" style:auto-text-indent="false"/>
      <style:text-properties style:font-name="Times New Roman" fo:font-size="10pt" officeooo:paragraph-rsid="00133ae1" style:font-size-asian="10pt" style:font-size-complex="10pt"/>
    </style:style>
    <style:style style:name="P28" style:family="paragraph" style:parent-style-name="Standard">
      <style:paragraph-properties fo:margin-left="1.251cm" fo:margin-right="0cm" fo:text-align="justify" style:justify-single-word="false" fo:text-indent="0cm" style:auto-text-indent="false"/>
      <style:text-properties style:font-name="Times New Roman" fo:font-size="10pt" officeooo:paragraph-rsid="0165077b" style:font-size-asian="10pt" style:font-size-complex="10pt"/>
    </style:style>
    <style:style style:name="P29" style:family="paragraph" style:parent-style-name="Standard">
      <style:paragraph-properties fo:margin-left="1.251cm" fo:margin-right="0cm" fo:text-align="justify" style:justify-single-word="false" fo:text-indent="0cm" style:auto-text-indent="false"/>
      <style:text-properties style:font-name="Times New Roman" fo:font-size="10pt" officeooo:rsid="003f9ee0" officeooo:paragraph-rsid="004ef1e3" style:font-size-asian="10pt" style:font-name-complex="Times New Roman1" style:font-size-complex="10pt"/>
    </style:style>
    <style:style style:name="P30" style:family="paragraph" style:parent-style-name="Standard">
      <style:paragraph-properties fo:margin-left="1.251cm" fo:margin-right="0cm" fo:text-align="justify" style:justify-single-word="false" fo:orphans="0" fo:widows="0" fo:hyphenation-ladder-count="no-limit" fo:text-indent="0cm" style:auto-text-indent="false" style:writing-mode="lr-tb"/>
      <style:text-properties style:font-name="Times New Roman" fo:font-size="10pt" officeooo:paragraph-rsid="01678a4c" style:font-size-asian="10pt" style:font-size-complex="10pt" fo:hyphenate="false" fo:hyphenation-remain-char-count="2" fo:hyphenation-push-char-count="2"/>
    </style:style>
    <style:style style:name="P31" style:family="paragraph" style:parent-style-name="paper_20_title">
      <style:text-properties officeooo:paragraph-rsid="00133ae1"/>
    </style:style>
    <style:style style:name="P32" style:family="paragraph" style:parent-style-name="paper_20_title">
      <style:text-properties fo:font-style="italic" fo:font-weight="bold" officeooo:paragraph-rsid="00133ae1" style:font-name-asian="MS Mincho" style:font-style-asian="italic" style:font-weight-asian="bold" style:font-style-complex="italic" style:font-weight-complex="normal"/>
    </style:style>
    <style:style style:name="P33" style:family="paragraph" style:parent-style-name="paper_20_subtitle">
      <style:text-properties fo:font-style="italic" fo:font-weight="bold" officeooo:paragraph-rsid="00133ae1" style:font-name-asian="MS Mincho" style:font-style-asian="italic" style:font-weight-asian="bold" style:font-style-complex="italic" style:font-weight-complex="normal"/>
    </style:style>
    <style:style style:name="P34" style:family="paragraph" style:parent-style-name="paper_20_subtitle">
      <style:text-properties officeooo:paragraph-rsid="00133ae1"/>
    </style:style>
    <style:style style:name="P35" style:family="paragraph" style:parent-style-name="Affiliation">
      <style:paragraph-properties fo:text-align="start" style:justify-single-word="false"/>
      <style:text-properties officeooo:paragraph-rsid="00133ae1"/>
    </style:style>
    <style:style style:name="P36" style:family="paragraph" style:parent-style-name="Affiliation">
      <style:text-properties officeooo:paragraph-rsid="00133ae1" style:font-name-asian="MS Mincho"/>
    </style:style>
    <style:style style:name="P37" style:family="paragraph" style:parent-style-name="Affiliation">
      <style:paragraph-properties fo:text-align="center" style:justify-single-word="false"/>
      <style:text-properties fo:font-size="12pt" officeooo:paragraph-rsid="00133ae1" style:font-size-asian="12pt" style:font-size-complex="12pt"/>
    </style:style>
    <style:style style:name="P38" style:family="paragraph" style:parent-style-name="Author">
      <style:paragraph-properties fo:margin-top="0cm" fo:margin-bottom="0cm" style:contextual-spacing="false" fo:text-align="center" style:justify-single-word="false"/>
      <style:text-properties officeooo:paragraph-rsid="00133ae1" style:font-name-asian="MS Mincho"/>
    </style:style>
    <style:style style:name="P39" style:family="paragraph" style:parent-style-name="No_20_Spacing">
      <style:paragraph-properties fo:text-align="justify" style:justify-single-word="false"/>
      <style:text-properties style:font-name="Times New Roman" fo:font-size="10pt" officeooo:paragraph-rsid="017005b1" style:font-size-asian="10pt" style:font-name-complex="Times New Roman1" style:font-size-complex="10pt"/>
    </style:style>
    <style:style style:name="P40" style:family="paragraph" style:parent-style-name="No_20_Spacing">
      <style:paragraph-properties fo:text-align="justify" style:justify-single-word="false"/>
      <style:text-properties style:font-name="Times New Roman" fo:font-size="10pt" officeooo:rsid="01937290" officeooo:paragraph-rsid="01afa3a1" style:font-size-asian="10pt" style:font-name-complex="Times New Roman1" style:font-size-complex="10pt"/>
    </style:style>
    <style:style style:name="P41" style:family="paragraph" style:parent-style-name="No_20_Spacing">
      <style:paragraph-properties fo:text-align="justify" style:justify-single-word="false"/>
      <style:text-properties style:font-name="Times New Roman" fo:font-size="10pt" officeooo:rsid="01937290" officeooo:paragraph-rsid="01b0aaec" style:font-size-asian="10pt" style:font-name-complex="Times New Roman1" style:font-size-complex="10pt"/>
    </style:style>
    <style:style style:name="P42" style:family="paragraph" style:parent-style-name="No_20_Spacing">
      <style:paragraph-properties fo:text-align="justify" style:justify-single-word="false"/>
      <style:text-properties style:font-name="Times New Roman" fo:font-size="10pt" officeooo:rsid="01ebd81e" officeooo:paragraph-rsid="01ebd81e" style:font-size-asian="10pt" style:font-name-complex="Times New Roman1" style:font-size-complex="10pt"/>
    </style:style>
    <style:style style:name="P43" style:family="paragraph" style:parent-style-name="No_20_Spacing">
      <style:paragraph-properties fo:text-align="justify" style:justify-single-word="false"/>
      <style:text-properties style:font-name="Times New Roman" fo:font-size="10pt" officeooo:rsid="01f167b0" officeooo:paragraph-rsid="0212a548" style:font-size-asian="10pt" style:font-name-complex="Times New Roman1" style:font-size-complex="10pt"/>
    </style:style>
    <style:style style:name="P44" style:family="paragraph" style:parent-style-name="No_20_Spacing">
      <style:paragraph-properties fo:text-align="justify" style:justify-single-word="false"/>
      <style:text-properties style:font-name="Times New Roman" fo:font-size="10pt" officeooo:rsid="022df1be" officeooo:paragraph-rsid="022df1be" style:font-size-asian="10pt" style:font-name-complex="Times New Roman1" style:font-size-complex="10pt"/>
    </style:style>
    <style:style style:name="P45" style:family="paragraph" style:parent-style-name="Standard">
      <style:paragraph-properties fo:margin-left="0cm" fo:margin-right="0cm" fo:text-indent="0cm" style:auto-text-indent="false"/>
      <style:text-properties style:font-name="Times New Roman" fo:font-size="10pt" officeooo:paragraph-rsid="00133ae1" style:font-size-asian="10pt" style:font-name-complex="Times New Roman1" style:font-size-complex="10pt"/>
    </style:style>
    <style:style style:name="P46"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048cm"/>
        </style:tab-stops>
      </style:paragraph-properties>
      <style:text-properties fo:color="#00000a" style:font-name="Times New Roman" fo:font-size="10pt" fo:language="en" fo:country="GB" style:text-underline-style="none" officeooo:paragraph-rsid="00133ae1" style:font-name-asian="Droid Sans Fallback" style:font-size-asian="10pt" style:language-asian="zh" style:country-asian="CN" style:font-name-complex="FreeSans" style:font-size-complex="10pt" style:language-complex="hi" style:country-complex="IN" fo:hyphenate="false" fo:hyphenation-remain-char-count="2" fo:hyphenation-push-char-count="2"/>
    </style:style>
    <style:style style:name="P47"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ext-properties style:font-name="Times New Roman" fo:font-size="10pt" officeooo:paragraph-rsid="00133ae1" style:font-size-asian="10pt" style:font-size-complex="10pt" fo:hyphenate="false" fo:hyphenation-remain-char-count="2" fo:hyphenation-push-char-count="2"/>
    </style:style>
    <style:style style:name="P48"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ext-properties style:font-name="Times New Roman" fo:font-size="10pt" officeooo:paragraph-rsid="01678a4c" style:font-size-asian="10pt" style:font-size-complex="10pt" fo:hyphenate="false" fo:hyphenation-remain-char-count="2" fo:hyphenation-push-char-count="2"/>
    </style:style>
    <style:style style:name="P49" style:family="paragraph" style:parent-style-name="Standard">
      <style:paragraph-properties fo:margin-left="2.501cm" fo:margin-right="0cm" fo:text-align="justify" style:justify-single-word="false" fo:orphans="0" fo:widows="0" fo:hyphenation-ladder-count="no-limit" fo:text-indent="0cm" style:auto-text-indent="false" style:writing-mode="lr-tb"/>
      <style:text-properties fo:color="#00000a" style:font-name="Times New Roman" fo:font-size="10pt" fo:language="en" fo:country="GB" style:text-underline-style="none" officeooo:paragraph-rsid="00133ae1" style:font-name-asian="Droid Sans Fallback" style:font-size-asian="10pt" style:language-asian="zh" style:country-asian="CN" style:font-name-complex="FreeSans" style:font-size-complex="10pt" style:language-complex="hi" style:country-complex="IN" fo:hyphenate="false" fo:hyphenation-remain-char-count="2" fo:hyphenation-push-char-count="2"/>
    </style:style>
    <style:style style:name="P50" style:family="paragraph" style:parent-style-name="Standard">
      <style:paragraph-properties fo:margin-left="2.501cm" fo:margin-right="0cm" fo:text-align="justify" style:justify-single-word="false" fo:orphans="0" fo:widows="0" fo:hyphenation-ladder-count="no-limit" fo:text-indent="0cm" style:auto-text-indent="false" style:writing-mode="lr-tb"/>
      <style:text-properties style:font-name="Times New Roman" fo:font-size="10pt" officeooo:paragraph-rsid="00133ae1" style:font-size-asian="10pt" style:font-size-complex="10pt" fo:hyphenate="false" fo:hyphenation-remain-char-count="2" fo:hyphenation-push-char-count="2"/>
    </style:style>
    <style:style style:name="P51" style:family="paragraph" style:parent-style-name="Standard">
      <style:paragraph-properties fo:margin-left="3.752cm" fo:margin-right="0cm" fo:text-align="justify" style:justify-single-word="false" fo:text-indent="-0.635cm" style:auto-text-indent="false"/>
      <style:text-properties style:font-name="Times New Roman" fo:font-size="10pt" officeooo:paragraph-rsid="00133ae1" style:font-size-asian="10pt" style:font-size-complex="10pt"/>
    </style:style>
    <style:style style:name="P52" style:family="paragraph" style:parent-style-name="Standard" style:master-page-name="">
      <style:paragraph-properties fo:margin-left="0.7cm" fo:margin-right="0cm" fo:text-align="start" style:justify-single-word="false" fo:text-indent="0cm" style:auto-text-indent="false" style:page-number="auto"/>
      <style:text-properties style:font-name="Times New Roman" fo:font-size="10pt" officeooo:rsid="0133e993" officeooo:paragraph-rsid="0133e993" style:font-size-asian="10pt" style:font-size-complex="10pt"/>
    </style:style>
    <style:style style:name="P53" style:family="paragraph" style:parent-style-name="Standard" style:master-page-name="">
      <style:paragraph-properties fo:margin-left="0.7cm" fo:margin-right="0cm" fo:text-align="start" style:justify-single-word="false" fo:text-indent="0cm" style:auto-text-indent="false" style:page-number="auto"/>
      <style:text-properties style:font-name="Times New Roman" fo:font-size="10pt" officeooo:rsid="0133e993" officeooo:paragraph-rsid="0133f9e5" style:font-size-asian="10pt" style:font-size-complex="10pt"/>
    </style:style>
    <style:style style:name="P54" style:family="paragraph" style:parent-style-name="Standard" style:master-page-name="">
      <style:paragraph-properties fo:margin-left="0.7cm" fo:margin-right="0cm" fo:text-align="start" style:justify-single-word="false" fo:text-indent="0cm" style:auto-text-indent="false" style:page-number="auto"/>
      <style:text-properties style:font-name="Times New Roman" fo:font-size="10pt" officeooo:paragraph-rsid="00133ae1" style:font-size-asian="10pt" style:font-size-complex="10pt"/>
    </style:style>
    <style:style style:name="P55" style:family="paragraph" style:parent-style-name="Standard" style:master-page-name="">
      <style:paragraph-properties fo:margin-left="0.7cm" fo:margin-right="0cm" fo:text-align="start" style:justify-single-word="false" fo:text-indent="0cm" style:auto-text-indent="false" style:page-number="auto"/>
      <style:text-properties officeooo:paragraph-rsid="00f0587b"/>
    </style:style>
    <style:style style:name="P56" style:family="paragraph" style:parent-style-name="Standard" style:list-style-name="WWNum2">
      <style:paragraph-properties fo:text-align="center" style:justify-single-word="false"/>
      <style:text-properties fo:font-size="12pt" officeooo:paragraph-rsid="00133ae1" style:font-size-asian="12pt" style:font-size-complex="12pt"/>
    </style:style>
    <style:style style:name="P57" style:family="paragraph" style:parent-style-name="Standard" style:list-style-name="WWNum2">
      <style:paragraph-properties fo:text-align="center" style:justify-single-word="false"/>
      <style:text-properties style:font-name="Times New Roman" fo:font-size="12pt" officeooo:paragraph-rsid="00133ae1" style:font-size-asian="12pt" style:font-size-complex="12pt"/>
    </style:style>
    <style:style style:name="P58" style:family="paragraph" style:parent-style-name="Standard" style:list-style-name="WWNum2">
      <style:paragraph-properties fo:text-align="center" style:justify-single-word="false"/>
      <style:text-properties style:font-name="Times New Roman" fo:font-size="12pt" officeooo:rsid="0178986a" officeooo:paragraph-rsid="0178986a" style:font-size-asian="12pt" style:font-size-complex="12pt"/>
    </style:style>
    <style:style style:name="P59" style:family="paragraph" style:parent-style-name="Standard" style:list-style-name="WWNum2">
      <style:paragraph-properties fo:text-align="center" style:justify-single-word="false"/>
      <style:text-properties style:font-name="Times New Roman" fo:font-size="12pt" officeooo:rsid="0179f1ea" officeooo:paragraph-rsid="0179f1ea" style:font-size-asian="12pt" style:font-size-complex="12pt"/>
    </style:style>
    <style:style style:name="P60" style:family="paragraph" style:parent-style-name="Standard" style:list-style-name="WWNum2">
      <style:paragraph-properties fo:text-align="center" style:justify-single-word="false"/>
      <style:text-properties style:font-name="Times New Roman" fo:font-size="12pt" officeooo:rsid="017b3e5e" officeooo:paragraph-rsid="017b3e5e" style:font-size-asian="12pt" style:font-size-complex="12pt"/>
    </style:style>
    <style:style style:name="P61" style:family="paragraph" style:parent-style-name="Standard" style:list-style-name="WWNum2">
      <style:paragraph-properties fo:text-align="center" style:justify-single-word="false"/>
      <style:text-properties style:font-name="Times New Roman" fo:font-size="12pt" officeooo:rsid="017bbf73" officeooo:paragraph-rsid="017bbf73" style:font-size-asian="12pt" style:font-size-complex="12pt"/>
    </style:style>
    <style:style style:name="P62" style:family="paragraph" style:parent-style-name="Standard" style:list-style-name="WWNum2">
      <style:paragraph-properties fo:text-align="center" style:justify-single-word="false">
        <style:tab-stops>
          <style:tab-stop style:position="0.025cm"/>
        </style:tab-stops>
      </style:paragraph-properties>
      <style:text-properties style:font-name="Times New Roman" fo:font-size="12pt" officeooo:rsid="017d087e" officeooo:paragraph-rsid="017d087e" style:font-size-asian="12pt" style:font-size-complex="12pt"/>
    </style:style>
    <style:style style:name="P63" style:family="paragraph" style:parent-style-name="Standard" style:list-style-name="WWNum6">
      <style:paragraph-properties fo:text-align="justify" style:justify-single-word="false"/>
      <style:text-properties style:font-name="Times New Roman" fo:font-size="10pt" officeooo:rsid="0174a146" officeooo:paragraph-rsid="0174a146" style:font-size-asian="10pt" style:font-size-complex="10pt"/>
    </style:style>
    <style:style style:name="P64" style:family="paragraph" style:parent-style-name="Standard" style:list-style-name="WWNum7">
      <style:paragraph-properties fo:text-align="start" style:justify-single-word="false"/>
      <style:text-properties style:font-name="Times New Roman" fo:font-size="10pt" officeooo:paragraph-rsid="00133ae1" style:font-size-asian="10pt" style:font-size-complex="10pt"/>
    </style:style>
    <style:style style:name="P65" style:family="paragraph" style:parent-style-name="Standard" style:list-style-name="WWNum8">
      <style:paragraph-properties fo:text-align="start" style:justify-single-word="false"/>
      <style:text-properties style:font-name="Times New Roman" fo:font-size="10pt" officeooo:paragraph-rsid="00133ae1" style:font-size-asian="10pt" style:font-size-complex="10pt"/>
    </style:style>
    <style:style style:name="P66" style:family="paragraph" style:parent-style-name="Standard" style:list-style-name="WWNum6">
      <style:paragraph-properties fo:text-align="justify" style:justify-single-word="false"/>
      <style:text-properties fo:font-size="10pt" officeooo:paragraph-rsid="006b8de6" style:font-size-asian="10pt" style:font-size-complex="10pt"/>
    </style:style>
    <style:style style:name="P67" style:family="paragraph" style:parent-style-name="Standard" style:list-style-name="WWNum6">
      <style:paragraph-properties fo:text-align="justify" style:justify-single-word="false"/>
      <style:text-properties fo:font-size="10pt" officeooo:rsid="008f59e7" officeooo:paragraph-rsid="008f59e7" style:font-size-asian="10pt" style:font-size-complex="10pt"/>
    </style:style>
    <style:style style:name="P68" style:family="paragraph" style:parent-style-name="Standard" style:list-style-name="WWNum6">
      <style:paragraph-properties fo:text-align="justify" style:justify-single-word="false"/>
      <style:text-properties fo:font-size="10pt" officeooo:rsid="008f59e7" officeooo:paragraph-rsid="00d6c2eb" style:font-size-asian="10pt" style:font-size-complex="10pt"/>
    </style:style>
    <style:style style:name="P69" style:family="paragraph" style:parent-style-name="Standard">
      <style:paragraph-properties fo:text-align="justify" style:justify-single-word="false"/>
      <style:text-properties fo:font-size="10pt" officeooo:rsid="008f59e7" officeooo:paragraph-rsid="00fe0186" style:font-size-asian="10pt" style:font-size-complex="10pt"/>
    </style:style>
    <style:style style:name="P70" style:family="paragraph" style:parent-style-name="Standard" style:list-style-name="WWNum5">
      <style:paragraph-properties fo:margin-left="2.501cm" fo:margin-right="0cm" fo:text-align="start" style:justify-single-word="false" fo:text-indent="-0.635cm" style:auto-text-indent="false"/>
      <style:text-properties fo:font-size="10pt" officeooo:paragraph-rsid="00133ae1" style:font-size-asian="10pt" style:font-size-complex="10pt"/>
    </style:style>
    <style:style style:name="P71" style:family="paragraph" style:parent-style-name="Standard" style:list-style-name="WWNum6">
      <style:paragraph-properties fo:margin-left="2.501cm" fo:margin-right="0cm" fo:text-align="justify" style:justify-single-word="false" fo:text-indent="-0.635cm" style:auto-text-indent="false"/>
      <style:text-properties style:font-name="Times New Roman" fo:font-size="10pt" officeooo:paragraph-rsid="00133ae1" style:font-size-asian="10pt" style:font-size-complex="10pt"/>
    </style:style>
    <style:style style:name="P72" style:family="paragraph" style:parent-style-name="Standard" style:list-style-name="WWNum8">
      <style:paragraph-properties fo:margin-left="1.27cm" fo:margin-right="0cm" fo:text-align="start" style:justify-single-word="false" fo:text-indent="-0.635cm" style:auto-text-indent="false"/>
      <style:text-properties style:font-name="Times New Roman" fo:font-size="10pt" officeooo:paragraph-rsid="00133ae1" style:font-size-asian="10pt" style:font-size-complex="10pt"/>
    </style:style>
    <style:style style:name="P73" style:family="paragraph" style:parent-style-name="Standard" style:list-style-name="WWNum2" style:master-page-name="">
      <style:paragraph-properties fo:margin-left="0.7cm" fo:margin-right="0cm" fo:text-align="center" style:justify-single-word="false" fo:text-indent="-0.6cm" style:auto-text-indent="false" style:page-number="auto"/>
      <style:text-properties style:font-name="Times New Roman" fo:font-size="12pt" officeooo:paragraph-rsid="00133ae1" style:font-size-asian="12pt" style:font-size-complex="12pt"/>
    </style:style>
    <style:style style:name="P74" style:family="paragraph" style:parent-style-name="Standard" style:list-style-name="WWNum6">
      <style:paragraph-properties fo:margin-left="1.251cm" fo:margin-right="0cm" fo:text-align="justify" style:justify-single-word="false" fo:text-indent="0cm" style:auto-text-indent="false"/>
      <style:text-properties style:font-name="Times New Roman" fo:font-size="10pt" officeooo:rsid="005c2eea" officeooo:paragraph-rsid="005c2eea" style:font-size-asian="10pt" style:font-size-complex="10pt"/>
    </style:style>
    <style:style style:name="P75" style:family="paragraph" style:parent-style-name="Standard" style:list-style-name="WWNum6">
      <style:paragraph-properties fo:margin-left="1.251cm" fo:margin-right="0cm" fo:text-align="justify" style:justify-single-word="false" fo:text-indent="0cm" style:auto-text-indent="false"/>
      <style:text-properties style:font-name="Times New Roman" fo:font-size="10pt" officeooo:paragraph-rsid="005c2eea" style:font-size-asian="10pt" style:font-size-complex="10pt"/>
    </style:style>
    <style:style style:name="P76" style:family="paragraph" style:parent-style-name="Standard" style:list-style-name="L1">
      <style:paragraph-properties fo:margin-left="1.251cm" fo:margin-right="0cm" fo:text-align="justify" style:justify-single-word="false" fo:text-indent="0cm" style:auto-text-indent="false"/>
      <style:text-properties style:font-name="Times New Roman" fo:font-size="10pt" officeooo:rsid="003f9ee0" officeooo:paragraph-rsid="005c2eea" style:font-size-asian="10pt" style:font-name-complex="Times New Roman1" style:font-size-complex="10pt"/>
    </style:style>
    <style:style style:name="P77" style:family="paragraph" style:parent-style-name="Standard" style:list-style-name="WWNum6">
      <style:paragraph-properties fo:margin-left="0cm" fo:margin-right="0cm" fo:text-align="justify" style:justify-single-word="false" fo:text-indent="0cm" style:auto-text-indent="false"/>
      <style:text-properties style:font-name="Times New Roman" fo:font-size="10pt" officeooo:rsid="01848a40" officeooo:paragraph-rsid="01848a40" style:font-size-asian="10pt" style:font-size-complex="10pt"/>
    </style:style>
    <style:style style:name="P78" style:family="paragraph" style:parent-style-name="Standard">
      <style:paragraph-properties fo:margin-left="0cm" fo:margin-right="0cm" fo:text-align="justify" style:justify-single-word="false" fo:text-indent="0cm" style:auto-text-indent="false"/>
      <style:text-properties fo:font-size="10pt" officeooo:paragraph-rsid="004ef1e3" style:font-size-asian="10pt" style:font-size-complex="10pt"/>
    </style:style>
    <style:style style:name="P79" style:family="paragraph" style:parent-style-name="Standard">
      <style:paragraph-properties fo:margin-left="0cm" fo:margin-right="0cm" fo:text-align="justify" style:justify-single-word="false" fo:text-indent="0cm" style:auto-text-indent="false"/>
      <style:text-properties fo:font-size="10pt" officeooo:paragraph-rsid="0286c1c0" style:font-size-asian="10pt" style:font-size-complex="10pt"/>
    </style:style>
    <style:style style:name="P80" style:family="paragraph" style:parent-style-name="Standard" style:master-page-name="">
      <style:paragraph-properties fo:margin-left="0cm" fo:margin-right="0cm" fo:text-align="justify" style:justify-single-word="false" fo:text-indent="0cm" style:auto-text-indent="false" style:page-number="auto"/>
      <style:text-properties style:font-name="Times New Roman" fo:font-size="10pt" officeooo:rsid="00d9e342" officeooo:paragraph-rsid="00edb24e" style:font-size-asian="10pt" style:font-size-complex="10pt"/>
    </style:style>
    <style:style style:name="P81" style:family="paragraph" style:parent-style-name="Standard" style:master-page-name="">
      <style:paragraph-properties fo:margin-left="0cm" fo:margin-right="0cm" fo:text-align="justify" style:justify-single-word="false" fo:text-indent="0cm" style:auto-text-indent="false" style:page-number="auto"/>
      <style:text-properties fo:font-size="10pt" officeooo:paragraph-rsid="004ef1e3" style:font-size-asian="10pt" style:font-size-complex="10pt"/>
    </style:style>
    <style:style style:name="P82" style:family="paragraph" style:parent-style-name="Standard" style:master-page-name="">
      <style:paragraph-properties fo:margin-left="0cm" fo:margin-right="0cm" fo:text-align="justify" style:justify-single-word="false" fo:text-indent="0cm" style:auto-text-indent="false" style:page-number="auto"/>
      <style:text-properties fo:font-size="10pt" officeooo:paragraph-rsid="0286c1c0" style:font-size-asian="10pt" style:font-size-complex="10pt"/>
    </style:style>
    <style:style style:name="P83" style:family="paragraph" style:parent-style-name="Standard" style:master-page-name="">
      <style:paragraph-properties fo:margin-left="0cm" fo:margin-right="0cm" fo:text-align="justify" style:justify-single-word="false" fo:text-indent="0cm" style:auto-text-indent="false" style:page-number="auto"/>
      <style:text-properties fo:font-size="10pt" officeooo:paragraph-rsid="00133ae1" style:font-size-asian="10pt" style:font-size-complex="10pt"/>
    </style:style>
    <style:style style:name="P84" style:family="paragraph" style:parent-style-name="Standard" style:master-page-name="">
      <style:paragraph-properties fo:margin-left="0cm" fo:margin-right="0cm" fo:text-align="justify" style:justify-single-word="false" fo:text-indent="0cm" style:auto-text-indent="false" style:page-number="auto"/>
      <style:text-properties style:font-name="Times New Roman" fo:font-size="10pt" officeooo:paragraph-rsid="0165077b" style:font-size-asian="10pt" style:font-size-complex="10pt"/>
    </style:style>
    <style:style style:name="P85" style:family="paragraph" style:parent-style-name="Standard" style:master-page-name="">
      <style:paragraph-properties fo:margin-left="0cm" fo:margin-right="0cm" fo:text-align="justify" style:justify-single-word="false" fo:text-indent="0cm" style:auto-text-indent="false" style:page-number="auto"/>
      <style:text-properties style:font-name="Times New Roman" fo:font-size="10pt" officeooo:paragraph-rsid="0165077b" style:font-size-asian="10pt" style:font-size-complex="10pt"/>
    </style:style>
    <style:style style:name="P86" style:family="paragraph" style:parent-style-name="Standard" style:master-page-name="">
      <style:paragraph-properties fo:margin-left="0cm" fo:margin-right="0cm" fo:text-align="justify" style:justify-single-word="false" fo:text-indent="0cm" style:auto-text-indent="false" style:page-number="auto">
        <style:tab-stops>
          <style:tab-stop style:position="0.854cm"/>
        </style:tab-stops>
      </style:paragraph-properties>
      <style:text-properties style:font-name="Times New Roman" fo:font-size="10pt" officeooo:paragraph-rsid="01719da9" style:font-size-asian="10pt" style:font-size-complex="10pt"/>
    </style:style>
    <style:style style:name="P87" style:family="paragraph" style:parent-style-name="Standard" style:master-page-name="">
      <style:paragraph-properties fo:margin-left="0cm" fo:margin-right="0cm" fo:text-align="justify" style:justify-single-word="false" fo:text-indent="0cm" style:auto-text-indent="false" style:page-number="auto"/>
      <style:text-properties fo:font-size="10pt" officeooo:paragraph-rsid="001cd003" style:font-size-asian="10pt" style:font-size-complex="10pt"/>
    </style:style>
    <style:style style:name="P88" style:family="paragraph" style:parent-style-name="Standard" style:master-page-name="">
      <style:paragraph-properties fo:margin-left="0cm" fo:margin-right="0cm" fo:text-align="justify" style:justify-single-word="false" fo:text-indent="0cm" style:auto-text-indent="false" style:page-number="auto"/>
      <style:text-properties fo:font-size="10pt" officeooo:paragraph-rsid="001cd003" style:font-size-asian="10pt" style:font-size-complex="10pt"/>
    </style:style>
    <style:style style:name="P89" style:family="paragraph" style:parent-style-name="Standard" style:master-page-name="">
      <style:paragraph-properties fo:margin-left="0cm" fo:margin-right="0cm" fo:text-align="justify" style:justify-single-word="false" fo:text-indent="0cm" style:auto-text-indent="false" style:page-number="auto"/>
      <style:text-properties fo:font-size="10pt" officeooo:paragraph-rsid="0057da2f" style:font-size-asian="10pt" style:font-size-complex="10pt"/>
    </style:style>
    <style:style style:name="P90" style:family="paragraph" style:parent-style-name="Standard" style:master-page-name="">
      <style:paragraph-properties fo:margin-left="0cm" fo:margin-right="0cm" fo:text-align="justify" style:justify-single-word="false" fo:text-indent="0cm" style:auto-text-indent="false" style:page-number="auto"/>
      <style:text-properties style:font-name="Times New Roman" fo:font-size="10pt" officeooo:rsid="005c2eea" officeooo:paragraph-rsid="005c2eea" style:font-size-asian="10pt" style:font-size-complex="10pt"/>
    </style:style>
    <style:style style:name="P91" style:family="paragraph" style:parent-style-name="Standard" style:list-style-name="WWNum8" style:master-page-name="">
      <style:paragraph-properties fo:margin-left="1.3cm" fo:margin-right="0cm" fo:text-align="start" style:justify-single-word="false" fo:text-indent="0.101cm" style:auto-text-indent="false" style:page-number="auto"/>
      <style:text-properties style:font-name="Times New Roman" fo:font-size="10pt" officeooo:paragraph-rsid="00133ae1" style:font-size-asian="10pt" style:font-size-complex="10pt"/>
    </style:style>
    <style:style style:name="P92" style:family="paragraph" style:parent-style-name="Standard" style:list-style-name="WWNum6" style:master-page-name="">
      <style:paragraph-properties fo:margin-left="1.3cm" fo:margin-right="0cm" fo:text-align="justify" style:justify-single-word="false" fo:text-indent="-0.6cm" style:auto-text-indent="false" style:page-number="auto"/>
      <style:text-properties style:font-name="Times New Roman" fo:font-size="10pt" officeooo:paragraph-rsid="00133ae1" style:font-size-asian="10pt" style:font-size-complex="10pt"/>
    </style:style>
    <style:style style:name="P93" style:family="paragraph" style:parent-style-name="Standard" style:list-style-name="WWNum6" style:master-page-name="">
      <style:paragraph-properties fo:margin-left="1.3cm" fo:margin-right="0cm" fo:text-align="justify" style:justify-single-word="false" fo:text-indent="-0.6cm" style:auto-text-indent="false" style:page-number="auto">
        <style:tab-stops>
          <style:tab-stop style:position="0.025cm"/>
        </style:tab-stops>
      </style:paragraph-properties>
      <style:text-properties style:font-name="Times New Roman" fo:font-size="10pt" officeooo:paragraph-rsid="00133ae1" style:font-size-asian="10pt" style:font-size-complex="10pt"/>
    </style:style>
    <style:style style:name="P94" style:family="paragraph" style:parent-style-name="Standard" style:master-page-name="">
      <style:paragraph-properties fo:margin-left="-0.101cm" fo:margin-right="0cm" fo:text-align="justify" style:justify-single-word="false" fo:text-indent="0cm" style:auto-text-indent="false" style:page-number="auto"/>
      <style:text-properties style:font-name="Times New Roman" fo:font-size="10pt" officeooo:rsid="0122bea3" officeooo:paragraph-rsid="0122bea3" style:font-size-asian="10pt" style:font-size-complex="10pt"/>
    </style:style>
    <style:style style:name="P95" style:family="paragraph" style:parent-style-name="Standard" style:list-style-name="WWNum6" style:master-page-name="">
      <style:paragraph-properties fo:margin-left="1.3cm" fo:margin-right="0cm" fo:text-align="justify" style:justify-single-word="false" fo:text-indent="-0.499cm" style:auto-text-indent="false" style:page-number="auto"/>
      <style:text-properties style:font-name="Times New Roman" fo:font-size="10pt" officeooo:rsid="0122bea3" officeooo:paragraph-rsid="0122bea3" style:font-size-asian="10pt" style:font-size-complex="10pt"/>
    </style:style>
    <style:style style:name="P96" style:family="paragraph" style:parent-style-name="Standard" style:list-style-name="WWNum6" style:master-page-name="">
      <style:paragraph-properties fo:margin-left="2.499cm" fo:margin-right="0cm" fo:text-align="justify" style:justify-single-word="false" fo:text-indent="-1.799cm" style:auto-text-indent="false" style:page-number="auto">
        <style:tab-stops>
          <style:tab-stop style:position="-0.596cm"/>
        </style:tab-stops>
      </style:paragraph-properties>
      <style:text-properties style:font-name="Times New Roman" fo:font-size="10pt" officeooo:paragraph-rsid="00133ae1" style:font-size-asian="10pt" style:font-size-complex="10pt"/>
    </style:style>
    <style:style style:name="P97" style:family="paragraph" style:parent-style-name="paper_20_title" style:master-page-name="Standard">
      <style:paragraph-properties style:page-number="auto"/>
      <style:text-properties officeooo:paragraph-rsid="00133ae1"/>
    </style:style>
    <style:style style:name="P98" style:family="paragraph" style:parent-style-name="Affiliation" style:list-style-name="WWNum4">
      <style:paragraph-properties fo:text-align="start" style:justify-single-word="false"/>
      <style:text-properties officeooo:paragraph-rsid="00133ae1"/>
    </style:style>
    <style:style style:name="P99" style:family="paragraph" style:parent-style-name="Affiliation" style:list-style-name="WWNum4">
      <style:paragraph-properties fo:margin-left="1.27cm" fo:margin-right="0cm" fo:text-align="start" style:justify-single-word="false" fo:text-indent="-0.635cm" style:auto-text-indent="false"/>
      <style:text-properties officeooo:paragraph-rsid="00133ae1"/>
    </style:style>
    <style:style style:name="P100" style:family="paragraph" style:parent-style-name="No_20_Spacing">
      <style:paragraph-properties fo:text-align="justify" style:justify-single-word="false"/>
      <style:text-properties style:font-name="Times New Roman" fo:font-size="10pt" officeooo:rsid="01955c6d" officeooo:paragraph-rsid="01b0aaec" style:font-size-asian="10pt" style:font-name-complex="Times New Roman1" style:font-size-complex="10pt"/>
    </style:style>
    <style:style style:name="P101" style:family="paragraph" style:parent-style-name="No_20_Spacing">
      <style:paragraph-properties fo:text-align="justify" style:justify-single-word="false"/>
      <style:text-properties style:font-name="Times New Roman" fo:font-size="10pt" officeooo:rsid="01f1a3e1" officeooo:paragraph-rsid="0234cbcc" style:font-size-asian="10pt" style:font-name-complex="Times New Roman1" style:font-size-complex="10pt"/>
    </style:style>
    <style:style style:name="P102" style:family="paragraph" style:parent-style-name="No_20_Spacing">
      <style:paragraph-properties fo:text-align="justify" style:justify-single-word="false"/>
      <style:text-properties style:font-name="Times New Roman" fo:font-size="10pt" officeooo:rsid="01f1a3e1" officeooo:paragraph-rsid="0212a548" style:font-size-asian="10pt" style:font-name-complex="Times New Roman1" style:font-size-complex="10pt"/>
    </style:style>
    <style:style style:name="P103" style:family="paragraph" style:parent-style-name="No_20_Spacing">
      <style:paragraph-properties fo:text-align="justify" style:justify-single-word="false"/>
      <style:text-properties style:font-name="Times New Roman" fo:font-size="10pt" officeooo:rsid="01f167b0" officeooo:paragraph-rsid="023233f6" style:font-size-asian="10pt" style:font-name-complex="Times New Roman1" style:font-size-complex="10pt"/>
    </style:style>
    <style:style style:name="P104" style:family="paragraph" style:parent-style-name="No_20_Spacing">
      <style:paragraph-properties fo:text-align="justify" style:justify-single-word="false"/>
      <style:text-properties style:font-name="Times New Roman" fo:font-size="10pt" officeooo:paragraph-rsid="0260f5a1" style:font-size-asian="10pt" style:font-name-complex="Times New Roman1" style:font-size-complex="10pt"/>
    </style:style>
    <style:style style:name="P105" style:family="paragraph" style:parent-style-name="No_20_Spacing">
      <style:paragraph-properties fo:text-align="justify" style:justify-single-word="false"/>
      <style:text-properties style:font-name="Times New Roman" fo:font-size="10pt" officeooo:paragraph-rsid="0279dd31" style:font-size-asian="10pt" style:font-name-complex="Times New Roman1" style:font-size-complex="10pt"/>
    </style:style>
    <style:style style:name="P106" style:family="paragraph" style:parent-style-name="No_20_Spacing" style:list-style-name="WWNum3">
      <style:paragraph-properties fo:text-align="justify" style:justify-single-word="false"/>
      <style:text-properties fo:font-size="10pt" officeooo:paragraph-rsid="001cd003" style:font-size-asian="10pt" style:font-size-complex="10pt"/>
    </style:style>
    <style:style style:name="P107" style:family="paragraph" style:parent-style-name="No_20_Spacing">
      <style:paragraph-properties fo:text-align="justify" style:justify-single-word="false"/>
      <style:text-properties fo:font-size="10pt" officeooo:paragraph-rsid="0212a548" style:font-size-asian="10pt" style:font-size-complex="10pt"/>
    </style:style>
    <style:style style:name="P108" style:family="paragraph" style:parent-style-name="List_20_Paragraph" style:list-style-name="WWNum1">
      <style:paragraph-properties fo:text-align="justify" style:justify-single-word="false"/>
      <style:text-properties style:font-name="Times New Roman" fo:font-size="10pt" officeooo:paragraph-rsid="00133ae1" style:font-size-asian="10pt" style:font-name-complex="Times New Roman1" style:font-size-complex="10pt"/>
    </style:style>
    <style:style style:name="P109" style:family="paragraph" style:parent-style-name="List_20_Paragraph" style:list-style-name="WWNum1">
      <style:paragraph-properties fo:text-align="justify" style:justify-single-word="false"/>
      <style:text-properties style:font-name="Times New Roman" fo:font-size="10pt" officeooo:paragraph-rsid="001a5b33" style:font-size-asian="10pt" style:font-name-complex="Times New Roman1" style:font-size-complex="10pt"/>
    </style:style>
    <style:style style:name="T1" style:family="text">
      <style:text-properties fo:font-style="italic" fo:font-weight="bold" style:font-name-asian="MS Mincho" style:font-style-asian="italic" style:font-weight-asian="bold" style:font-style-complex="italic" style:font-weight-complex="normal"/>
    </style:style>
    <style:style style:name="T2" style:family="text">
      <style:text-properties style:font-name-asian="MS Mincho"/>
    </style:style>
    <style:style style:name="T3" style:family="text">
      <style:text-properties fo:color="#00000a" fo:language="en" fo:country="GB" style:font-name-asian="Droid Sans Fallback" style:language-asian="zh" style:country-asian="CN" style:font-name-complex="FreeSans" style:language-complex="hi" style:country-complex="IN"/>
    </style:style>
    <style:style style:name="T4" style:family="text">
      <style:text-properties fo:color="#00000a" fo:language="en" fo:country="GB" style:text-underline-style="none" style:font-name-asian="Droid Sans Fallback" style:language-asian="zh" style:country-asian="CN" style:font-name-complex="FreeSans" style:language-complex="hi" style:country-complex="IN"/>
    </style:style>
    <style:style style:name="T5" style:family="text">
      <style:text-properties style:font-name="Times New Roman"/>
    </style:style>
    <style:style style:name="T6" style:family="text">
      <style:text-properties style:font-name="Times New Roman" officeooo:rsid="00190ddf" style:font-name-complex="Times New Roman1"/>
    </style:style>
    <style:style style:name="T7" style:family="text">
      <style:text-properties style:font-name="Times New Roman" officeooo:rsid="001cfd90" style:font-name-complex="Times New Roman1"/>
    </style:style>
    <style:style style:name="T8" style:family="text">
      <style:text-properties style:font-name="Times New Roman" officeooo:rsid="001eef71" style:font-name-complex="Times New Roman1"/>
    </style:style>
    <style:style style:name="T9" style:family="text">
      <style:text-properties style:font-name="Times New Roman" officeooo:rsid="0020fff1" style:font-name-complex="Times New Roman1"/>
    </style:style>
    <style:style style:name="T10" style:family="text">
      <style:text-properties style:font-name="Times New Roman" officeooo:rsid="0021ca84" style:font-name-complex="Times New Roman1"/>
    </style:style>
    <style:style style:name="T11" style:family="text">
      <style:text-properties style:font-name="Times New Roman" officeooo:rsid="00227569" style:font-name-complex="Times New Roman1"/>
    </style:style>
    <style:style style:name="T12" style:family="text">
      <style:text-properties style:font-name="Times New Roman" officeooo:rsid="0022cf9c" style:font-name-complex="Times New Roman1"/>
    </style:style>
    <style:style style:name="T13" style:family="text">
      <style:text-properties style:font-name="Times New Roman" officeooo:rsid="00246171" style:font-name-complex="Times New Roman1"/>
    </style:style>
    <style:style style:name="T14" style:family="text">
      <style:text-properties style:font-name="Times New Roman" officeooo:rsid="0026571e" style:font-name-complex="Times New Roman1"/>
    </style:style>
    <style:style style:name="T15" style:family="text">
      <style:text-properties style:font-name="Times New Roman" officeooo:rsid="0027fb83" style:font-name-complex="Times New Roman1"/>
    </style:style>
    <style:style style:name="T16" style:family="text">
      <style:text-properties style:font-name="Times New Roman" officeooo:rsid="0029dd8e" style:font-name-complex="Times New Roman1"/>
    </style:style>
    <style:style style:name="T17" style:family="text">
      <style:text-properties style:font-name="Times New Roman" officeooo:rsid="002b200d" style:font-name-complex="Times New Roman1"/>
    </style:style>
    <style:style style:name="T18" style:family="text">
      <style:text-properties style:font-name="Times New Roman" officeooo:rsid="002e1147" style:font-name-complex="Times New Roman1"/>
    </style:style>
    <style:style style:name="T19" style:family="text">
      <style:text-properties style:font-name="Times New Roman" officeooo:rsid="002fcda2" style:font-name-complex="Times New Roman1"/>
    </style:style>
    <style:style style:name="T20" style:family="text">
      <style:text-properties style:font-name="Times New Roman" officeooo:rsid="00305133" style:font-name-complex="Times New Roman1"/>
    </style:style>
    <style:style style:name="T21" style:family="text">
      <style:text-properties style:font-name="Times New Roman" officeooo:rsid="0031b4f1" style:font-name-complex="Times New Roman1"/>
    </style:style>
    <style:style style:name="T22" style:family="text">
      <style:text-properties style:font-name="Times New Roman" officeooo:rsid="00357ef6" style:font-name-complex="Times New Roman1"/>
    </style:style>
    <style:style style:name="T23" style:family="text">
      <style:text-properties style:font-name="Times New Roman" officeooo:rsid="003ab124" style:font-name-complex="Times New Roman1"/>
    </style:style>
    <style:style style:name="T24" style:family="text">
      <style:text-properties style:font-name="Times New Roman" officeooo:rsid="003bc4fc" style:font-name-complex="Times New Roman1"/>
    </style:style>
    <style:style style:name="T25" style:family="text">
      <style:text-properties style:font-name="Times New Roman" officeooo:rsid="003c4f5c" style:font-name-complex="Times New Roman1"/>
    </style:style>
    <style:style style:name="T26" style:family="text">
      <style:text-properties style:font-name="Times New Roman" officeooo:rsid="003d7343" style:font-name-complex="Times New Roman1"/>
    </style:style>
    <style:style style:name="T27" style:family="text">
      <style:text-properties style:font-name="Times New Roman" officeooo:rsid="003f9ee0" style:font-name-complex="Times New Roman1"/>
    </style:style>
    <style:style style:name="T28" style:family="text">
      <style:text-properties style:font-name="Times New Roman" officeooo:rsid="0045eeb0" style:font-name-complex="Times New Roman1"/>
    </style:style>
    <style:style style:name="T29" style:family="text">
      <style:text-properties style:font-name="Times New Roman" officeooo:rsid="00474457" style:font-name-complex="Times New Roman1"/>
    </style:style>
    <style:style style:name="T30" style:family="text">
      <style:text-properties style:font-name="Times New Roman" officeooo:rsid="00483a76" style:font-name-complex="Times New Roman1"/>
    </style:style>
    <style:style style:name="T31" style:family="text">
      <style:text-properties style:font-name="Times New Roman" officeooo:rsid="0049bf14" style:font-name-complex="Times New Roman1"/>
    </style:style>
    <style:style style:name="T32" style:family="text">
      <style:text-properties style:font-name="Times New Roman" officeooo:rsid="004af065" style:font-name-complex="Times New Roman1"/>
    </style:style>
    <style:style style:name="T33" style:family="text">
      <style:text-properties style:font-name="Times New Roman" officeooo:rsid="004ffb92" style:font-name-complex="Times New Roman1"/>
    </style:style>
    <style:style style:name="T34" style:family="text">
      <style:text-properties style:font-name="Times New Roman" officeooo:rsid="0051a732" style:font-name-complex="Times New Roman1"/>
    </style:style>
    <style:style style:name="T35" style:family="text">
      <style:text-properties style:font-name="Times New Roman" officeooo:rsid="00540389" style:font-name-complex="Times New Roman1"/>
    </style:style>
    <style:style style:name="T36" style:family="text">
      <style:text-properties style:font-name="Times New Roman" officeooo:rsid="0055f2c2" style:font-name-complex="Times New Roman1"/>
    </style:style>
    <style:style style:name="T37" style:family="text">
      <style:text-properties style:font-name="Times New Roman" officeooo:rsid="012fbb79" style:font-name-complex="Times New Roman1"/>
    </style:style>
    <style:style style:name="T38" style:family="text">
      <style:text-properties style:font-name="Times New Roman" officeooo:rsid="0131ba8f" style:font-name-complex="Times New Roman1"/>
    </style:style>
    <style:style style:name="T39" style:family="text">
      <style:text-properties style:font-name="Times New Roman" officeooo:rsid="01f1a3e1" style:font-name-complex="Times New Roman1"/>
    </style:style>
    <style:style style:name="T40" style:family="text">
      <style:text-properties style:font-name="Times New Roman" officeooo:rsid="02466fe9" style:font-name-complex="Times New Roman1"/>
    </style:style>
    <style:style style:name="T41" style:family="text">
      <style:text-properties style:font-name="Times New Roman" officeooo:rsid="0026571e"/>
    </style:style>
    <style:style style:name="T42" style:family="text">
      <style:text-properties style:font-name="Times New Roman" officeooo:rsid="006ce236"/>
    </style:style>
    <style:style style:name="T43" style:family="text">
      <style:text-properties style:font-name="Times New Roman" officeooo:rsid="006dfac7"/>
    </style:style>
    <style:style style:name="T44" style:family="text">
      <style:text-properties style:font-name="Times New Roman" officeooo:rsid="006e7700"/>
    </style:style>
    <style:style style:name="T45" style:family="text">
      <style:text-properties style:font-name="Times New Roman" officeooo:rsid="0071e14a"/>
    </style:style>
    <style:style style:name="T46" style:family="text">
      <style:text-properties style:font-name="Times New Roman" officeooo:rsid="00735993"/>
    </style:style>
    <style:style style:name="T47" style:family="text">
      <style:text-properties style:font-name="Times New Roman" officeooo:rsid="0074fd54"/>
    </style:style>
    <style:style style:name="T48" style:family="text">
      <style:text-properties style:font-name="Times New Roman" officeooo:rsid="00761c0b"/>
    </style:style>
    <style:style style:name="T49" style:family="text">
      <style:text-properties style:font-name="Times New Roman" officeooo:rsid="00794e9e"/>
    </style:style>
    <style:style style:name="T50" style:family="text">
      <style:text-properties style:font-name="Times New Roman" officeooo:rsid="007d2f93"/>
    </style:style>
    <style:style style:name="T51" style:family="text">
      <style:text-properties style:font-name="Times New Roman" officeooo:rsid="00819c91"/>
    </style:style>
    <style:style style:name="T52" style:family="text">
      <style:text-properties style:font-name="Times New Roman" officeooo:rsid="0081ac0d"/>
    </style:style>
    <style:style style:name="T53" style:family="text">
      <style:text-properties style:font-name="Times New Roman" officeooo:rsid="0081ed38"/>
    </style:style>
    <style:style style:name="T54" style:family="text">
      <style:text-properties style:font-name="Times New Roman" officeooo:rsid="008359ec"/>
    </style:style>
    <style:style style:name="T55" style:family="text">
      <style:text-properties style:font-name="Times New Roman" officeooo:rsid="0085159d"/>
    </style:style>
    <style:style style:name="T56" style:family="text">
      <style:text-properties style:font-name="Times New Roman" officeooo:rsid="0086bf0a"/>
    </style:style>
    <style:style style:name="T57" style:family="text">
      <style:text-properties style:font-name="Times New Roman" officeooo:rsid="008a125b"/>
    </style:style>
    <style:style style:name="T58" style:family="text">
      <style:text-properties style:font-name="Times New Roman" officeooo:rsid="008b737b"/>
    </style:style>
    <style:style style:name="T59" style:family="text">
      <style:text-properties style:font-name="Times New Roman" officeooo:rsid="008c8d9f"/>
    </style:style>
    <style:style style:name="T60" style:family="text">
      <style:text-properties style:font-name="Times New Roman" officeooo:rsid="008e0745"/>
    </style:style>
    <style:style style:name="T61" style:family="text">
      <style:text-properties style:font-name="Times New Roman" officeooo:rsid="009aa02f"/>
    </style:style>
    <style:style style:name="T62" style:family="text">
      <style:text-properties style:font-name="Times New Roman" officeooo:rsid="009c4cda"/>
    </style:style>
    <style:style style:name="T63" style:family="text">
      <style:text-properties style:font-name="Times New Roman" officeooo:rsid="009d16f4"/>
    </style:style>
    <style:style style:name="T64" style:family="text">
      <style:text-properties style:font-name="Times New Roman" officeooo:rsid="009e8234"/>
    </style:style>
    <style:style style:name="T65" style:family="text">
      <style:text-properties style:font-name="Times New Roman" officeooo:rsid="009f4ca5"/>
    </style:style>
    <style:style style:name="T66" style:family="text">
      <style:text-properties style:font-name="Times New Roman" officeooo:rsid="00a1521c"/>
    </style:style>
    <style:style style:name="T67" style:family="text">
      <style:text-properties style:font-name="Times New Roman" officeooo:rsid="00a1b170"/>
    </style:style>
    <style:style style:name="T68" style:family="text">
      <style:text-properties style:font-name="Times New Roman" officeooo:rsid="00a242b3"/>
    </style:style>
    <style:style style:name="T69" style:family="text">
      <style:text-properties style:font-name="Times New Roman" officeooo:rsid="00a6c7ae"/>
    </style:style>
    <style:style style:name="T70" style:family="text">
      <style:text-properties style:font-name="Times New Roman" officeooo:rsid="00a81df6"/>
    </style:style>
    <style:style style:name="T71" style:family="text">
      <style:text-properties style:font-name="Times New Roman" officeooo:rsid="00a8b3ad"/>
    </style:style>
    <style:style style:name="T72" style:family="text">
      <style:text-properties style:font-name="Times New Roman" officeooo:rsid="00a970b8"/>
    </style:style>
    <style:style style:name="T73" style:family="text">
      <style:text-properties style:font-name="Times New Roman" officeooo:rsid="00aefd3f"/>
    </style:style>
    <style:style style:name="T74" style:family="text">
      <style:text-properties style:font-name="Times New Roman" officeooo:rsid="00afb0e9"/>
    </style:style>
    <style:style style:name="T75" style:family="text">
      <style:text-properties style:font-name="Times New Roman" officeooo:rsid="00b2bdb0"/>
    </style:style>
    <style:style style:name="T76" style:family="text">
      <style:text-properties style:font-name="Times New Roman" officeooo:rsid="00b8c0c3"/>
    </style:style>
    <style:style style:name="T77" style:family="text">
      <style:text-properties style:font-name="Times New Roman" officeooo:rsid="00babda7"/>
    </style:style>
    <style:style style:name="T78" style:family="text">
      <style:text-properties style:font-name="Times New Roman" officeooo:rsid="00be962d"/>
    </style:style>
    <style:style style:name="T79" style:family="text">
      <style:text-properties style:font-name="Times New Roman" officeooo:rsid="00c4ba56"/>
    </style:style>
    <style:style style:name="T80" style:family="text">
      <style:text-properties style:font-name="Times New Roman" officeooo:rsid="00c5d007"/>
    </style:style>
    <style:style style:name="T81" style:family="text">
      <style:text-properties style:font-name="Times New Roman" officeooo:rsid="00c75e17"/>
    </style:style>
    <style:style style:name="T82" style:family="text">
      <style:text-properties style:font-name="Times New Roman" officeooo:rsid="00c9f517"/>
    </style:style>
    <style:style style:name="T83" style:family="text">
      <style:text-properties style:font-name="Times New Roman" officeooo:rsid="00cddd2d"/>
    </style:style>
    <style:style style:name="T84" style:family="text">
      <style:text-properties style:font-name="Times New Roman" officeooo:rsid="00ce7177"/>
    </style:style>
    <style:style style:name="T85" style:family="text">
      <style:text-properties style:font-name="Times New Roman" officeooo:rsid="00cf820d"/>
    </style:style>
    <style:style style:name="T86" style:family="text">
      <style:text-properties style:font-name="Times New Roman" officeooo:rsid="00d00dd0"/>
    </style:style>
    <style:style style:name="T87" style:family="text">
      <style:text-properties style:font-name="Times New Roman" officeooo:rsid="00d2a2a3"/>
    </style:style>
    <style:style style:name="T88" style:family="text">
      <style:text-properties style:font-name="Times New Roman" officeooo:rsid="00d340a0"/>
    </style:style>
    <style:style style:name="T89" style:family="text">
      <style:text-properties style:font-name="Times New Roman" officeooo:rsid="00d3e270"/>
    </style:style>
    <style:style style:name="T90" style:family="text">
      <style:text-properties style:font-name="Times New Roman" officeooo:rsid="00d454fe"/>
    </style:style>
    <style:style style:name="T91" style:family="text">
      <style:text-properties style:font-name="Times New Roman" officeooo:rsid="00d5ed92"/>
    </style:style>
    <style:style style:name="T92" style:family="text">
      <style:text-properties style:font-name="Times New Roman" officeooo:rsid="00e41a6d"/>
    </style:style>
    <style:style style:name="T93" style:family="text">
      <style:text-properties style:font-name="Times New Roman" officeooo:rsid="005c2eea"/>
    </style:style>
    <style:style style:name="T94" style:family="text">
      <style:text-properties style:font-name="Times New Roman" officeooo:rsid="00637c39"/>
    </style:style>
    <style:style style:name="T95" style:family="text">
      <style:text-properties style:font-name="Times New Roman" officeooo:rsid="0100cc55"/>
    </style:style>
    <style:style style:name="T96" style:family="text">
      <style:text-properties style:font-name="Times New Roman" officeooo:rsid="0124a6c7"/>
    </style:style>
    <style:style style:name="T97" style:family="text">
      <style:text-properties style:font-name="Times New Roman" fo:font-size="10pt" officeooo:rsid="00ef3611" style:font-size-asian="10pt" style:font-size-complex="10pt"/>
    </style:style>
    <style:style style:name="T98" style:family="text">
      <style:text-properties style:font-name="Times New Roman" fo:font-size="10pt" officeooo:rsid="00e74b53" style:font-size-asian="10pt" style:font-size-complex="10pt"/>
    </style:style>
    <style:style style:name="T99" style:family="text">
      <style:text-properties style:font-name="Times New Roman" fo:font-size="10pt" officeooo:rsid="00f03430" style:font-size-asian="10pt" style:font-size-complex="10pt"/>
    </style:style>
    <style:style style:name="T100" style:family="text">
      <style:text-properties style:font-name="Times New Roman" fo:font-size="10pt" officeooo:rsid="00f0587b" style:font-size-asian="10pt" style:font-size-complex="10pt"/>
    </style:style>
    <style:style style:name="T101" style:family="text">
      <style:text-properties style:font-name="Times New Roman" fo:font-size="10pt" officeooo:rsid="0133e993" style:font-size-asian="10pt" style:font-size-complex="10pt"/>
    </style:style>
    <style:style style:name="T102" style:family="text">
      <style:text-properties style:font-name="Times New Roman" officeooo:rsid="028b61b3"/>
    </style:style>
    <style:style style:name="T103" style:family="text">
      <style:text-properties style:font-name="Times New Roman" officeooo:rsid="028c99dc"/>
    </style:style>
    <style:style style:name="T104" style:family="text">
      <style:text-properties style:font-name="Times New Roman" officeooo:rsid="028e2764"/>
    </style:style>
    <style:style style:name="T105" style:family="text">
      <style:text-properties style:font-name="Times New Roman" officeooo:rsid="028f9a6c"/>
    </style:style>
    <style:style style:name="T106" style:family="text">
      <style:text-properties style:font-name="Times New Roman" officeooo:rsid="02928013"/>
    </style:style>
    <style:style style:name="T107" style:family="text">
      <style:text-properties style:font-name="Times New Roman" officeooo:rsid="02929c80"/>
    </style:style>
    <style:style style:name="T108" style:family="text">
      <style:text-properties style:font-name="Times New Roman" officeooo:rsid="0293d231"/>
    </style:style>
    <style:style style:name="T109" style:family="text">
      <style:text-properties officeooo:rsid="005dddee"/>
    </style:style>
    <style:style style:name="T110" style:family="text">
      <style:text-properties officeooo:rsid="00e1a455"/>
    </style:style>
    <style:style style:name="T111" style:family="text">
      <style:text-properties officeooo:rsid="00e74b53"/>
    </style:style>
    <style:style style:name="T112" style:family="text">
      <style:text-properties officeooo:rsid="00f66bc4"/>
    </style:style>
    <style:style style:name="T113" style:family="text">
      <style:text-properties officeooo:rsid="012a4d45"/>
    </style:style>
    <style:style style:name="T114" style:family="text">
      <style:text-properties officeooo:rsid="0133f9e5"/>
    </style:style>
    <style:style style:name="T115" style:family="text">
      <style:text-properties officeooo:rsid="013cbf7c"/>
    </style:style>
    <style:style style:name="T116" style:family="text">
      <style:text-properties officeooo:rsid="014b302c"/>
    </style:style>
    <style:style style:name="T117" style:family="text">
      <style:text-properties officeooo:rsid="014da4ce"/>
    </style:style>
    <style:style style:name="T118" style:family="text">
      <style:text-properties officeooo:rsid="014f72ec"/>
    </style:style>
    <style:style style:name="T119" style:family="text">
      <style:text-properties officeooo:rsid="01661f47"/>
    </style:style>
    <style:style style:name="T120" style:family="text">
      <style:text-properties officeooo:rsid="0166b2dc"/>
    </style:style>
    <style:style style:name="T121" style:family="text">
      <style:text-properties officeooo:rsid="016afd8b"/>
    </style:style>
    <style:style style:name="T122" style:family="text">
      <style:text-properties officeooo:rsid="016cc873"/>
    </style:style>
    <style:style style:name="T123" style:family="text">
      <style:text-properties officeooo:rsid="018623ca"/>
    </style:style>
    <style:style style:name="T124" style:family="text">
      <style:text-properties officeooo:rsid="01955c6d"/>
    </style:style>
    <style:style style:name="T125" style:family="text">
      <style:text-properties officeooo:rsid="01b69e26"/>
    </style:style>
    <style:style style:name="T126" style:family="text">
      <style:text-properties officeooo:rsid="01cb0eac"/>
    </style:style>
    <style:style style:name="T127" style:family="text">
      <style:text-properties officeooo:rsid="01ec9461"/>
    </style:style>
    <style:style style:name="T128" style:family="text">
      <style:text-properties officeooo:rsid="01f1a3e1"/>
    </style:style>
    <style:style style:name="T129" style:family="text">
      <style:text-properties officeooo:rsid="0230f6a8"/>
    </style:style>
    <style:style style:name="T130" style:family="text">
      <style:text-properties officeooo:rsid="02414e69"/>
    </style:style>
    <style:style style:name="T131" style:family="text">
      <style:text-properties officeooo:rsid="0242145e"/>
    </style:style>
    <style:style style:name="T132" style:family="text">
      <style:text-properties officeooo:rsid="025c6441"/>
    </style:style>
    <style:style style:name="T133" style:family="text">
      <style:text-properties officeooo:rsid="0269cb26"/>
    </style:style>
    <style:style style:name="T134" style:family="text">
      <style:text-properties officeooo:rsid="026d1bd3"/>
    </style:style>
    <style:style style:name="T135" style:family="text">
      <style:text-properties officeooo:rsid="026d7cdc"/>
    </style:style>
    <style:style style:name="T136" style:family="text">
      <style:text-properties officeooo:rsid="026ec719"/>
    </style:style>
    <style:style style:name="T137" style:family="text">
      <style:text-properties officeooo:rsid="026f7ce7"/>
    </style:style>
    <style:style style:name="T138" style:family="text">
      <style:text-properties officeooo:rsid="0271585b"/>
    </style:style>
    <style:style style:name="T139" style:family="text">
      <style:text-properties officeooo:rsid="02732e0f"/>
    </style:style>
    <style:style style:name="Sect1"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31"/>
      <text:p text:style-name="P31"/>
      <text:p text:style-name="P32">ask-rep</text:p>
      <text:p text:style-name="P34"><text:span text:style-name="T2"><text:s/></text:span><text:span text:style-name="T1">(on-line repository)</text:span></text:p>
      <text:p text:style-name="P33"/>
      <text:p text:style-name="P38">Ventsislav Polimenov (1457989)</text:p>
      <text:p text:style-name="P38">Dhiraj Narwani (1431555)</text:p>
      <text:p text:style-name="P36">Cloud Computing COMSM0010</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7">Contents:</text:p>
      <text:p text:style-name="P35"/>
      <text:list xml:id="list8450497978007821633" text:style-name="WWNum4">
        <text:list-item>
          <text:p text:style-name="P98">Overview</text:p>
        </text:list-item>
        <text:list-item>
          <text:p text:style-name="P98">Cloud Computing</text:p>
        </text:list-item>
        <text:list-item>
          <text:p text:style-name="P98">Planning</text:p>
        </text:list-item>
        <text:list-item>
          <text:p text:style-name="P98">Implementation</text:p>
        </text:list-item>
      </text:list>
      <text:list xml:id="list6818562478262981329" text:style-name="WWNum5">
        <text:list-item>
          <text:p text:style-name="P70">Log In</text:p>
        </text:list-item>
        <text:list-item>
          <text:p text:style-name="P70">Database functionality</text:p>
        </text:list-item>
        <text:list-item>
          <text:p text:style-name="P70">Front-end design and implementation</text:p>
        </text:list-item>
        <text:list-item>
          <text:p text:style-name="P70">Customizing repositories</text:p>
        </text:list-item>
        <text:list-item>
          <text:p text:style-name="P70">Create repository</text:p>
        </text:list-item>
        <text:list-item>
          <text:p text:style-name="P70">Create/Upload Files</text:p>
        </text:list-item>
        <text:list-item>
          <text:p text:style-name="P70">Custom Search Engine</text:p>
        </text:list-item>
        <text:list-item>
          <text:p text:style-name="P70">Search functionality</text:p>
        </text:list-item>
        <text:list-item>
          <text:p text:style-name="P70">Trending repositories</text:p>
        </text:list-item>
      </text:list>
      <text:list xml:id="list233943706042022" text:continue-list="list8450497978007821633" text:style-name="WWNum4">
        <text:list-item>
          <text:p text:style-name="P99">Results</text:p>
        </text:list-item>
        <text:list-item>
          <text:p text:style-name="P99">Future work</text:p>
        </text:list-item>
        <text:list-item>
          <text:p text:style-name="P99">Summary</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section text:style-name="Sect1" text:name="Section1">
        <text:list xml:id="list3166869862140263700" text:style-name="WWNum2">
          <text:list-item>
            <text:p text:style-name="P56"><text:soft-page-break/>Overview</text:p>
          </text:list-item>
        </text:list>
        <text:p text:style-name="P2"/>
        <text:p text:style-name="P104"><text:tab/>The main objective for this project <text:span text:style-name="T134">was to </text:span>create an online repository where users will be able to create, upload and share their files amongst other users. Users <text:span text:style-name="T135">can</text:span> be able to create public repositories in order to upload or create new files and store them in folders/sub-folders. The main reason for creating custom files is to allow the user to write pieces of code and if needs be whilst typing the application will recommend online code snippets to him/her. This will permit the user to search for code through the application instead of typing their query in Google. </text:p>
        <text:p text:style-name="P104"/>
        <text:p text:style-name="P105"><text:tab/>Furthermore, these files <text:span text:style-name="T136">are saved </text:span>on the cloud and <text:span text:style-name="T137">can be </text:span>placed in new or existing repositories according to the users’ preference. The repositories <text:span text:style-name="T138">are</text:span> available to the public <text:span text:style-name="T139">through trending repositories </text:span>and the files can be viewed straight from the browser. <text:span text:style-name="T133">The website also includes a login system where guests can only access repositories created by others users and also they can view the repository structure and files created in it. Alternatively, the public can sign in into the website and this connects to the users' google account. The user can then create personal repositories and customize them how they wish. </text:span></text:p>
        <text:p text:style-name="P2"/>
        <text:list xml:id="list233944783971428" text:continue-numbering="true" text:style-name="WWNum2">
          <text:list-item>
            <text:p text:style-name="P57">Cloud Computing</text:p>
          </text:list-item>
        </text:list>
        <text:p text:style-name="P22"/>
        <text:p text:style-name="P39"><text:tab/><text:span text:style-name="T123">Throughout the years we've seen a big leap in cloud computing where Google has been the promiment leader in creating robust, efficient and response applications specifically designed for the public. Ask-rep is a cloud application which targets programmers individually and those employed in IT companies. </text:span></text:p>
        <text:p text:style-name="P39"/>
        <text:p text:style-name="P39"><text:tab/><text:span text:style-name="T125">Our goal was to create a tool for the public to access their files from anywhere they want. Instead of storing their information on a PC, the cloud allows users access information from wherever they are with fast responsives. This is highly useful for IT companies that have branches in many locations so that all data is stored in one central location and can easily be accessible and modifed. </text:span></text:p>
        <text:p text:style-name="P39"/>
        <text:p text:style-name="P40"><text:tab/>Ask-rep has specifically been designed to automatically scale as more repositories, files and folders are created. <text:span text:style-name="T124">We see that as more data is included, the users' experience improves because more data is available to use. <text:s/>Googles' Cloud ensures scalability throughout the website and makes sure that the performance is still efficient and responsive. </text:span></text:p>
        <text:p text:style-name="P100"><text:tab/></text:p>
        <text:p text:style-name="P100"><text:tab/>Generally as scalability increases, more profit is generated due to the increase in number of users and data accessing the website. In this case the website is free to use by anyone and doesn't include a payment scheme. However, our intention was to provide a service to the public to store their information on the cloud free of charge instead of using third party applicatons, whereas some of these need to be purchased. </text:p>
        <text:p text:style-name="P41"/>
        <text:p text:style-name="P41"><text:tab/><text:span text:style-name="T126">In a website, users want to make use of quick tools which accommodates their needs. By creating the custom search tool developers will save huge amounts of time searching through Google looking for code snippets. Usually when developers code, they're unsure if they are going to get stuck at a specific point. Knowing that this tool is available to them in the background, ensures that they can use it whenever they wish. Ultimately this improves the user experience and raises awareness to other developers. </text:span></text:p>
        <text:p text:style-name="P42"/>
        <text:p text:style-name="P42"><text:tab/><text:span text:style-name="T127">Security is one of the most important aspects in cloud computing. Nowadays as more IT companies and developers make use of the cloud, more hackers are trying to break into their software. As the web increasingly gets larger and easily exposed to everyone, cloud companies focus on providing the best security. </text:span></text:p>
        <text:p text:style-name="P42"/>
        <text:p text:style-name="P103"><text:tab/><text:span text:style-name="T128">We enforced database security such as relationships between tables including the appropriate foreign key relations. Since certain functions are restricted to users we included the necessary checks to prevent guests accessing these functions. Sessions were used to only allow users with an authorized session to create and upload files. Guests could also use the website by accessing repositories of other users and also viewing the structure and files within it. This allows anyone to use the website including those who don't wish to sign in or “become part of the website”. </text:span></text:p>
        <text:p text:style-name="P103"/>
        <text:p text:style-name="P101"><text:tab/>Also, the client-server based model allowed us to cater for failed and success responses. This prevents the website from crashing due to random expections occuring.</text:p>
        <text:p text:style-name="P44">By saving user information into the database can allow us to track unwanted users <text:span text:style-name="T129">from </text:span>spamming or harming the website in<text:span text:style-name="T132">tenionally.</text:span> </text:p>
        <text:p text:style-name="P43"/>
        <text:p text:style-name="P102"><text:tab/>We see that ask-rep mainly <text:span text:style-name="T130">relies</text:span> on user-generated content. As users upload their information, they are shaping and building the website. Most importantly by sharing their information with others allows others to continue build the website faster and shaping it to include a huge amount of information in a short period of time. This kind of website minimizes the amount of maintenance required so the website can solely <text:span text:style-name="T131">function</text:span> on user-generated content. </text:p>
        <text:p text:style-name="P102"/>
        <text:p text:style-name="P107"><text:span text:style-name="T39"><text:tab/></text:span><text:span text:style-name="T40">With cloud computing the website has low latency and reliable network connections. By increasing the number of users from different locatins the website still remains robust and efficient. This spread out enables the website to expand with information and user-generated content. Google ensures their servers cater for users from all locations around the world. The appropriate servers are used depending on where the website is being accessed from. In turn this allows the website to function faster due to the minimum proximty to where users access the </text:span><text:soft-page-break/><text:span text:style-name="T40">website. </text:span></text:p>
        <text:p text:style-name="P107"/>
        <text:list xml:id="list233943325061166" text:continue-numbering="true" text:style-name="WWNum2">
          <text:list-item>
            <text:p text:style-name="P57">Planning</text:p>
          </text:list-item>
        </text:list>
        <text:p text:style-name="P2"/>
        <text:p text:style-name="P45"><text:tab/>The project took us roughly two months to finish it and tasks were divided as follows:</text:p>
        <text:p text:style-name="P10">Dhiraj Narwani</text:p>
        <text:list xml:id="list2434414612478079184" text:style-name="WWNum1">
          <text:list-item>
            <text:p text:style-name="P108">Front-end design and implementation (HTML, CSS, JavaScript and Java code).</text:p>
          </text:list-item>
          <text:list-item>
            <text:p text:style-name="P108">Database Creation – All files, repositories, folders, users will be stored in a database.</text:p>
          </text:list-item>
          <text:list-item>
            <text:p text:style-name="P108">Sign in/out functionality – Users can login with their Google account to access restricted functionalities. </text:p>
          </text:list-item>
          <text:list-item>
            <text:p text:style-name="P108">Customizing repositories – Creating a repository where folders and sub-folders can be included. <text:s text:c="2"/></text:p>
          </text:list-item>
          <text:list-item>
            <text:p text:style-name="P108">Upload files – Uploading existing code files with specific extensions to the database.</text:p>
          </text:list-item>
          <text:list-item>
            <text:p text:style-name="P108">Viewing files – View existing files from public repositories in the browser. </text:p>
          </text:list-item>
          <text:list-item>
            <text:p text:style-name="P109">Creating new files – Saving files as BLOBS in the database.</text:p>
          </text:list-item>
          <text:list-item>
            <text:p text:style-name="P109">Trending Repositories – List of all repositories in descending order (recent first).</text:p>
          </text:list-item>
        </text:list>
        <text:p text:style-name="P10"/>
        <text:p text:style-name="P10">Ventsislav Polimenov</text:p>
        <text:list xml:id="list233943659960347" text:continue-numbering="true" text:style-name="WWNum1">
          <text:list-item>
            <text:p text:style-name="P108">Google Custom Search – Functionality that will query google in order to extract code tags. </text:p>
          </text:list-item>
          <text:list-item>
            <text:p text:style-name="P108">Extract code tags – Extracting code snippets through ‘code tags’ from pre-defined websites. </text:p>
          </text:list-item>
          <text:list-item>
            <text:p text:style-name="P108">Display code – Displaying code snippets in panels.</text:p>
          </text:list-item>
        </text:list>
        <text:p text:style-name="P2"/>
        <text:list xml:id="list233943649753562" text:continue-list="list233943325061166" text:style-name="WWNum2">
          <text:list-item>
            <text:p text:style-name="P73">Implementation</text:p>
          </text:list-item>
        </text:list>
        <text:list xml:id="list4404766197865194175" text:style-name="WWNum3">
          <text:list-header>
            <text:p text:style-name="P106"/>
          </text:list-header>
        </text:list>
        <text:p text:style-name="P87"><text:span text:style-name="T6"><text:tab/></text:span><text:span text:style-name="T7">The project was coded in Java using Google's App Engine API. </text:span><text:span text:style-name="T8">This uses the client-server framework where the backend code is created on the server and interfaces are used to access the server code. </text:span><text:span text:style-name="T9">The client interfaces </text:span><text:span text:style-name="T10">are then </text:span><text:span text:style-name="T13">used</text:span><text:span text:style-name="T10"> through an “entry point” which </text:span><text:span text:style-name="T11">translates</text:span><text:span text:style-name="T10"> Java/object-oriented code into javascript o</text:span><text:span text:style-name="T12">nto the front-end. </text:span><text:span text:style-name="T14">This ensures efficient responses and minimum delays </text:span><text:span text:style-name="T15">for users. </text:span></text:p>
        <text:p text:style-name="P23"/>
        <text:p text:style-name="P87"><text:span text:style-name="T15"><text:tab/></text:span><text:span text:style-name="T16">We used </text:span><text:span text:style-name="T17">two toolkits provided by Google (GWT</text:span><text:span text:style-name="T37"> [1]</text:span><text:span text:style-name="T17"> and SmartGWT </text:span><text:span text:style-name="T37">[2</text:span><text:span text:style-name="T38">]</text:span><text:span text:style-name="T17">) which are open-source software tools that help developers better manage the client-server framework. </text:span><text:span text:style-name="T18">We will discuss the use of GWT later on.</text:span></text:p>
        <text:p text:style-name="P25"/>
        <text:list xml:id="list4135583872219831348" text:style-name="WWNum6">
          <text:list-item>
            <text:p text:style-name="P74">Front-end design and implementation</text:p>
            <text:p text:style-name="P77"/>
          </text:list-item>
        </text:list>
        <text:p text:style-name="P81"><text:span text:style-name="T18"><text:tab/></text:span><text:span text:style-name="T20">We</text:span><text:span text:style-name="T19"> started off by creating the front-end design </text:span><text:span text:style-name="T22">including </text:span><text:span text:style-name="T19">HTML and CSS </text:span><text:span text:style-name="T21">for our cloud application. </text:span><text:span text:style-name="T23">This included </text:span><text:span text:style-name="T24">the website theme, menu structure, </text:span><text:span text:style-name="T25">logo and custom buttons. </text:span><text:span text:style-name="T26">A database was needed to manage and store data such as user </text:span><text:span text:style-name="T27">information. </text:span></text:p>
        <text:p text:style-name="P78"><text:span text:style-name="T27"/></text:p>
        <text:p text:style-name="P29"/>
        <text:list xml:id="list8042992315166242625" text:style-name="L1">
          <text:list-item>
            <text:p text:style-name="P76">Database functionality</text:p>
            <text:p text:style-name="P76"/>
          </text:list-item>
        </text:list>
        <text:p text:style-name="P89"><text:span text:style-name="T27"><text:tab/></text:span><text:span text:style-name="T28">Initially we created the database locally using MySQL and created the necessary table structure. </text:span><text:span text:style-name="T33">Our database consisted of 4 tables; users, repositories, folders and files. </text:span><text:span text:style-name="T34">This enabled us to create a repository-like structure to manage folders/sub-folders and files. </text:span><text:span text:style-name="T35">We ensured relationships between tables </text:span><text:span text:style-name="T36">were</text:span><text:span text:style-name="T35"> </text:span><text:span text:style-name="T36">set</text:span><text:span text:style-name="T35"> to keep the database secure. </text:span><text:span text:style-name="T28">In order to deploy it onto the cloud we used Google's Cloud SQL. </text:span><text:span text:style-name="T29">We c</text:span><text:span text:style-name="T30">reated an instance which provided us with an IP address. This enabled us to connect to the cloud and </text:span><text:span text:style-name="T31">import</text:span><text:span text:style-name="T30"> the </text:span><text:span text:style-name="T32">local database</text:span><text:span text:style-name="T30"> through command line. </text:span></text:p>
        <text:p text:style-name="P24"/>
        <text:list xml:id="list233944437638693" text:continue-list="list4135583872219831348" text:style-name="WWNum6">
          <text:list-item>
            <text:p text:style-name="P75">Log In</text:p>
          </text:list-item>
        </text:list>
        <text:p text:style-name="P26"><text:tab/></text:p>
        <text:p text:style-name="P90"><text:tab/><text:span text:style-name="T109">In order to access certain functionalities of the website such as uploading and creating files users would need to sign in using their Google account. The user information is stored in the database which allows us to keep track of the files/folders/repositories they create. Also, this allows users to have their own personal repositories in a more self-managed manner. <text:s/></text:span></text:p>
        <text:p text:style-name="P26"><text:tab/></text:p>
        <text:p text:style-name="P82"><text:span text:style-name="T93"><text:tab/></text:span><text:span text:style-name="T94">Users who don't have a Google account or don't wish to sign in can browse through Trending Repositories created by other users. We will discuss this in section …</text:span></text:p>
        <text:p text:style-name="P79"><text:span text:style-name="T94"><text:s/></text:span></text:p>
        <text:list xml:id="list233943688452509" text:continue-numbering="true" text:style-name="WWNum6">
          <text:list-item>
            <text:p text:style-name="P66"><text:span text:style-name="T41">Create/</text:span><text:span text:style-name="T48">Edit </text:span><text:span text:style-name="T41">repository</text:span></text:p>
          </text:list-item>
        </text:list>
        <text:p text:style-name="P11"><text:tab/></text:p>
        <text:p text:style-name="P3"><text:span text:style-name="T41"><text:tab/></text:span><text:span text:style-name="T42">Once a user logs into the website he/she can create/</text:span><text:span text:style-name="T47">edit</text:span><text:span text:style-name="T42"> personal repositories. </text:span><text:span text:style-name="T43">In the menu there are two links; “Create Files” and “Upload Files”. </text:span><text:span text:style-name="T45">By </text:span><text:span text:style-name="T44">clicking on either one of them </text:span><text:span text:style-name="T46">the website will redirect the user to a section where </text:span><text:span text:style-name="T49">he/she</text:span><text:span text:style-name="T46"> </text:span><text:span text:style-name="T50">could</text:span><text:span text:style-name="T46"> create or select an existing repository. </text:span><text:span text:style-name="T51">This enables the user to create fresh repositories </text:span><text:span text:style-name="T55">by</text:span><text:span text:style-name="T53"> </text:span><text:span text:style-name="T51">add</text:span><text:span text:style-name="T56">ing </text:span><text:span text:style-name="T51">folders/</text:span><text:span text:style-name="T54">sub-folders</text:span><text:span text:style-name="T51"> and files. </text:span><text:span text:style-name="T52">Also, it allows them to edit an existing repository they created previously </text:span><text:span text:style-name="T57">and add the necessary folders/files. </text:span><text:span text:style-name="T58">This data is stored in the repository table along with a timestamp of when it was created </text:span><text:span text:style-name="T60">or</text:span><text:span text:style-name="T59"> updated. </text:span></text:p>
        <text:p text:style-name="P8"/>
        <text:list xml:id="list233944367989849" text:continue-numbering="true" text:style-name="WWNum6">
          <text:list-item>
            <text:p text:style-name="P67"><text:span text:style-name="T41">C</text:span><text:span text:style-name="T5">ustomizing repositories</text:span></text:p>
          </text:list-item>
        </text:list>
        <text:p text:style-name="P12"><text:tab/></text:p>
        <text:p text:style-name="P4"><text:span text:style-name="T5"><text:tab/></text:span><text:span text:style-name="T61">In the repository section </text:span><text:span text:style-name="T69">u</text:span><text:span text:style-name="T70">sers can</text:span><text:span text:style-name="T61"> add folders and files to manage their data appropriate</text:span><text:span text:style-name="T62">ly. </text:span><text:span text:style-name="T71">They</text:span><text:span text:style-name="T63"> can easily navigate through existing folders in the repository by clicking on </text:span><text:span text:style-name="T80">the </text:span><text:span text:style-name="T79">respectful folder name</text:span><text:span text:style-name="T63">. </text:span><text:span text:style-name="T64">This provides the user with a repository experience where he/she could create infinite folders and easily traverse back to the root. </text:span></text:p>
        <text:p text:style-name="P4"/>
        <text:p text:style-name="P7"><text:span text:style-name="T64"><text:tab/></text:span><text:span text:style-name="T65">Alternatively they can add custom folders by clicking on “Create </text:span><text:span text:style-name="T72">Folder” </text:span><text:span text:style-name="T81">located beside the directory listing.</text:span><text:span text:style-name="T72"> </text:span><text:span text:style-name="T68">The user can see the pat</text:span><text:span text:style-name="T73">h of which folders they've accessed and the website will indicate the user</text:span><text:span text:style-name="T74"> the one he/she is currently accessing.</text:span><text:span text:style-name="T75"> </text:span><text:span text:style-name="T76">The </text:span><text:span text:style-name="T77">created folder</text:span><text:span text:style-name="T76"> will then be</text:span><text:span text:style-name="T66"> placed in </text:span><text:span text:style-name="T82">the current directory</text:span><text:span text:style-name="T67">. </text:span></text:p>
        <text:p text:style-name="P7"><text:span text:style-name="T67"/></text:p>
        <text:p text:style-name="P7"/>
        <text:p text:style-name="P7"><text:soft-page-break/><text:span text:style-name="T67"><text:tab/></text:span><text:span text:style-name="T78">The structure of the database allows the website to store folders into 1 table </text:span><text:span text:style-name="T83">where</text:span><text:span text:style-name="T78"> each folder links to a parent folder unless it's created in the root. </text:span><text:span text:style-name="T84">Once a folder is created, the timestamp is then updated for its parents and </text:span><text:span text:style-name="T87">t</text:span><text:span text:style-name="T84">he repository </text:span><text:span text:style-name="T87">that its</text:span><text:span text:style-name="T84"> created in. </text:span><text:span text:style-name="T85">This provides the user </text:span><text:span text:style-name="T86">with</text:span><text:span text:style-name="T88"> continuous updated data </text:span><text:span text:style-name="T89">where he/she can keep track of </text:span><text:span text:style-name="T90">the</text:span><text:span text:style-name="T89"> folders/repositories </text:span><text:span text:style-name="T91">that were</text:span><text:span text:style-name="T89"> last accessed. </text:span></text:p>
        <text:p text:style-name="P5"/>
        <text:list xml:id="list233944826943434" text:continue-numbering="true" text:style-name="WWNum6">
          <text:list-item>
            <text:p text:style-name="P68"><text:span text:style-name="T89">Create/</text:span><text:span text:style-name="T92">Upload/View Files</text:span></text:p>
          </text:list-item>
        </text:list>
        <text:p text:style-name="P9"/>
        <text:p text:style-name="P13"><text:tab/><text:span text:style-name="T110">When accessing a specific repository the user can be able to create a file and write their own piece of code in the website. Instead of actually using an external application such as “eclipse” he/she can create code snippets or files and store them in their own repository. The user is provided with a code panel (text area) which includes customized tabbing so he/she can indent code like “eclipse”. </text:span></text:p>
        <text:p text:style-name="P13"/>
        <text:p text:style-name="P14"><text:tab/><text:span text:style-name="T111">Furthemore, if the user wishes to upload a file created from an external application, he <text:s/>may do so by uploading single or multiple files in a specific repository. The user is restricted to 5 extensions (code languages) which are “.py, .js, .cs, .cpp and .java”. The website is using a third party library called “GWT Uploader” [3]. It allows you to handle specific events in order to improve the user experience. </text:span></text:p>
        <text:p text:style-name="P14"/>
        <text:p text:style-name="P80"><text:tab/><text:span text:style-name="T112">In each repository the files will be listed accordingly to where the user has created them. The user can view the files' contents by clicking on the filename. He/she won't be able to download the file to their PC but only view it through the browser. This also applies to guest users who don't login into the website. The user can access others users' files and use them how they wish. </text:span></text:p>
        <text:p text:style-name="P6"/>
        <text:list xml:id="list233944999858193" text:continue-numbering="true" text:style-name="WWNum6">
          <text:list-item>
            <text:p text:style-name="P93">Trending repositories</text:p>
          </text:list-item>
        </text:list>
        <text:p text:style-name="P15"><text:tab/></text:p>
        <text:p text:style-name="P83"><text:span text:style-name="T5"><text:tab/></text:span><text:span text:style-name="T96">A</text:span><text:span text:style-name="T95">s you enter the website the first page will list you all the repositories that have recently been created. <text:s/>They are sorted in descending order by repository date. Guests will be able to browse through recently created repositories and view their files and folders. This provides users/guests with constantly updated information depending on how much the website is being </text:span><text:span text:style-name="T103">is</text:span><text:span text:style-name="T95"> used. </text:span><text:span text:style-name="T102">Alternatively a logged in user can view all repositories that are not created by him/her. </text:span><text:span text:style-name="T103">The reason is because </text:span><text:span text:style-name="T104">he/she can view the repositories when creating/uploading files so </text:span><text:span text:style-name="T106">in this way </text:span><text:span text:style-name="T104">we remove </text:span><text:span text:style-name="T105">duplication</text:span><text:span text:style-name="T107">s </text:span><text:span text:style-name="T108">and suggest better repositories. </text:span></text:p>
        <text:p text:style-name="P15"/>
        <text:list xml:id="list233944018672679" text:continue-numbering="true" text:style-name="WWNum6">
          <text:list-item>
            <text:p text:style-name="P95">Search Functionality </text:p>
          </text:list-item>
        </text:list>
        <text:p text:style-name="P17"/>
        <text:p text:style-name="P94"><text:tab/><text:span text:style-name="T115">We implemented a functionality where users can be able to search for code snippets through the internet using Google's Custom Search Engine. Whilst users are creating files, if they get stuck and don't know how to write a specific function, they can send a request to Google and retreive the code snippet. </text:span></text:p>
        <text:list xml:id="list233944930102919" text:continue-numbering="true" text:style-name="WWNum6">
          <text:list-item>
            <text:p text:style-name="P71">Hot-Button for quick search</text:p>
            <text:p text:style-name="P71"/>
          </text:list-item>
        </text:list>
        <text:p text:style-name="P84"><text:tab/>We <text:span text:style-name="T116">provided </text:span>the user with the choice o<text:span text:style-name="T118">f 5 languages</text:span> – <text:span text:style-name="T113">JavaScript, </text:span>Java, Python, C++, and C#. <text:span text:style-name="T117">When creating files the user needs to select the language from a dropdown list. The user can select the world/phrase and by pressing the button SHIFT a query will be sent to Google.</text:span></text:p>
        <text:p text:style-name="P28"/>
        <text:p text:style-name="P84"><text:span text:style-name="T117"><text:tab/>Also a website was needed in order for Google to crawl through it an extract code snippets; “</text:span><text:a xlink:type="simple" xlink:href="http://www.stackoverflow.com/"><text:span text:style-name="T117">www.stackoverflow.com</text:span></text:a><text:span text:style-name="T117">” was used. The end of the query consists</text:span> of the user's highlighted phrase and chosen language followed by the name of the website. </text:p>
        <text:p text:style-name="P27"><text:s/></text:p>
        <text:list xml:id="list233942993518599" text:continue-numbering="true" text:style-name="WWNum6">
          <text:list-item>
            <text:p text:style-name="P96">Custom Search Engine</text:p>
          </text:list-item>
        </text:list>
        <text:p text:style-name="P27"/>
        <text:p text:style-name="P86"><text:tab/>This is a function provided by Google, so that developers can integrate customizable search engines in each and every website and also in online applications. In order to integrate this to our Cloud Ap<text:span text:style-name="T3">p</text:span><text:span text:style-name="T4">lication, we used the search engine' URL (placed at “googleapis.com/customsearch/”), </text:span><text:span text:style-name="T3">the cx_key, which serves as an authenticator </text:span>for the engine, the API_KEY provided by google, and JavaScript Object Notation (JSON) output format. </text:p>
        <text:p text:style-name="P27"/>
        <text:list xml:id="list233943106479755" text:continue-numbering="true" text:style-name="WWNum6">
          <text:list-item>
            <text:p text:style-name="P63"><text:span text:style-name="T92">J</text:span><text:span text:style-name="T5">soup Lib</text:span></text:p>
          </text:list-item>
        </text:list>
        <text:p text:style-name="P27"/>
        <text:p text:style-name="P46"><text:tab/><text:tab/>When user's query is sent to Google, our App gets all results as links to web pages and stores them all to a certain data structure (ArrayList&lt;String&gt;) allocated on the Cloud. Once this process is done, the same data structure is sent to an iterator, which <text:s/>opens each link in order to access the html code for every web page. The iterator seeks for “&lt;code&gt;” tags in the “html”, when found it extracts the text in between and add it to another data structure (HashMap&lt;String, Element&gt;). However, for this functionality we used an external library for html stripping called Jsoup.</text:p>
        <text:p text:style-name="P49"/>
        <text:list xml:id="list233943208751527" text:continue-numbering="true" text:style-name="WWNum6">
          <text:list-item>
            <text:p text:style-name="P92">Code snippets rating</text:p>
          </text:list-item>
        </text:list>
        <text:p text:style-name="P51"/>
        <text:p text:style-name="P47"><text:tab/>In order to get the best possible result for the user and satisfy his needs, we implemented a rating method, which rates the extracted code snippets before they actually get displayed for the user. The rating method works as follows. Firstly, we have some predefined language code tags that serve as language identifiers. If the language of the extracted snippet does not match the language chosen by the user, snippet is getting penalized. However, if a key word occur more than once the rating increases by 5 points. </text:p>
        <text:p text:style-name="P50"/>
        <text:list xml:id="list233943542245741" text:continue-numbering="true" text:style-name="WWNum6">
          <text:list-item>
            <text:p text:style-name="P92">Displaying code snippets</text:p>
          </text:list-item>
        </text:list>
        <text:p text:style-name="P27"/>
        <text:p text:style-name="P48"><text:tab/>For displaying the snippets we decided to use an “accordion” type of container that manages a list of sections of widgets, each with a header provided by <text:span text:style-name="T119">Smart GWT [4].</text:span> <text:span text:style-name="T121">Once Google sends back the response, w</text:span>e gather <text:soft-page-break/><text:span text:style-name="T122">the first top 20 ranked </text:span>code snippets and display <text:span text:style-name="T120">them beside the code panel. </text:span></text:p>
        <text:p text:style-name="P30"/>
        <text:p text:style-name="P30"/>
        <text:p text:style-name="P30"/>
        <text:p text:style-name="P16"/>
        <text:list xml:id="list233943345041888" text:continue-list="list233943649753562" text:style-name="WWNum2">
          <text:list-item>
            <text:p text:style-name="P58">Results</text:p>
          </text:list-item>
        </text:list>
        <text:list xml:id="list5942564475154328289" text:style-name="WWNum7">
          <text:list-item>
            <text:p text:style-name="P64">end product functionality</text:p>
          </text:list-item>
          <text:list-item>
            <text:p text:style-name="P64">our satisfaction with this project</text:p>
          </text:list-item>
        </text:list>
        <text:p text:style-name="P18"/>
        <text:list xml:id="list233943007921582" text:continue-list="list233943345041888" text:style-name="WWNum2">
          <text:list-item>
            <text:p text:style-name="P59">Future Work</text:p>
          </text:list-item>
        </text:list>
        <text:p text:style-name="P18"/>
        <text:list xml:id="list1286439613967152817" text:style-name="WWNum8">
          <text:list-header>
            <text:p text:style-name="P91">language processing for compilation</text:p>
          </text:list-header>
          <text:list-item>
            <text:p text:style-name="P72">We could integrate a panel, which detects tokens and add colours. Also run and debug functionalities and turn it into an on-line IDE.</text:p>
          </text:list-item>
          <text:list-item>
            <text:p text:style-name="P65">rating improvements and language classification</text:p>
          </text:list-item>
          <text:list-item>
            <text:p text:style-name="P72">So that we use more sophisticated method for rating, based on word occurrences again, but with better performance for better results. Also, currently we have hard coded language code tags and in the future we could use self learning techniques so that the application itself can improve on understanding the language on its own.</text:p>
          </text:list-item>
        </text:list>
        <text:p text:style-name="P18"/>
        <text:list xml:id="list233943853929551" text:continue-list="list233943007921582" text:style-name="WWNum2">
          <text:list-item>
            <text:p text:style-name="P60">Summary</text:p>
          </text:list-item>
        </text:list>
        <text:p text:style-name="P18"/>
        <text:p text:style-name="P18"/>
        <text:list xml:id="list233944520296164" text:continue-numbering="true" text:style-name="WWNum2">
          <text:list-header>
            <text:p text:style-name="P61">Appendix</text:p>
          </text:list-header>
        </text:list>
        <text:p text:style-name="P18"/>
        <text:list xml:id="list233944303309090" text:continue-numbering="true" text:style-name="WWNum2">
          <text:list-header>
            <text:p text:style-name="P62">References</text:p>
          </text:list-header>
        </text:list>
        <text:p text:style-name="P19"/>
        <text:p text:style-name="P52">[1] <text:a xlink:type="simple" xlink:href="http://www.gwtproject.org/">http://www.gwtproject.org/</text:a> </text:p>
        <text:p text:style-name="P20"/>
        <text:p text:style-name="P53">[2] <text:a xlink:type="simple" xlink:href="http://code.google.com/p/smartgwt/"><text:span text:style-name="T114">http://code.google.com/p/smartgwt/</text:span></text:a><text:span text:style-name="T114"> </text:span></text:p>
        <text:p text:style-name="P21"/>
        <text:p text:style-name="P55"><text:span text:style-name="T97">[</text:span><text:span text:style-name="T101">3</text:span><text:span text:style-name="T97">] </text:span><text:a xlink:type="simple" xlink:href="http://www.moxiegroup.com/moxieapps/gwt-uploader"><text:span text:style-name="T98">http://www.moxiegroup.com/moxieapps/gwt-uploader</text:span></text:a></text:p>
        <text:p text:style-name="P19"/>
        <text:p text:style-name="P55"><text:span text:style-name="T99">[</text:span><text:span text:style-name="T101">4</text:span><text:span text:style-name="T100">]</text:span><text:a xlink:type="simple" xlink:href="http://www.smartclient.com/smartgwt/javadoc/com/smartgwt/client/widgets/layout/SectionStack.html"><text:span text:style-name="Internet_20_link"><text:span text:style-name="T99">http://www.smartclient.com/smartgwt/javadoc/com/smartgwt/client/widgets/layout/SectionStack.html</text:span></text:span></text:a></text:p>
        <text:p text:style-name="P18"/>
        <text:p text:style-name="P54">Gantt Char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aper_20_title" style:display-name="paper title" style:family="paragraph" style:default-outline-level="">
      <style:paragraph-properties fo:margin-top="0cm" fo:margin-bottom="0.212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24pt" fo:language="en" fo:country="US" style:font-name-asian="Times New Roman1" style:font-family-asian="'Times New Roman'" style:font-family-generic-asian="system" style:font-pitch-asian="variable" style:font-size-asian="24pt" style:language-asian="zh" style:country-asian="CN" style:font-name-complex="Times New Roman1" style:font-family-complex="'Times New Roman'" style:font-family-generic-complex="system" style:font-pitch-complex="variable" style:font-size-complex="24pt" style:language-complex="hi" style:country-complex="IN" style:font-weight-complex="bold" fo:hyphenate="false" fo:hyphenation-remain-char-count="2" fo:hyphenation-push-char-count="2"/>
    </style:style>
    <style:style style:name="paper_20_subtitle" style:display-name="paper subtitle" style:family="paragraph" style:default-outline-level="">
      <style:paragraph-properties fo:margin-top="0cm" fo:margin-bottom="0.212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zh" style:country-asian="CN" style:font-name-complex="Times New Roman1" style:font-family-complex="'Times New Roman'" style:font-family-generic-complex="system" style:font-pitch-complex="variable" style:font-size-complex="14pt" style:language-complex="hi" style:country-complex="IN" style:font-weight-complex="bold" fo:hyphenate="false" fo:hyphenation-remain-char-count="2" fo:hyphenation-push-char-count="2"/>
    </style:style>
    <style:style style:name="Author" style:family="paragraph" style:default-outline-level="">
      <style:paragraph-properties fo:margin-top="0.635cm" fo:margin-bottom="0.071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Affiliation" style:family="paragraph" style:default-outline-level="">
      <style:paragraph-properties fo:margin-top="0cm" fo:margin-bottom="0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hi" style:country-complex="IN" fo:hyphenate="false" fo:hyphenation-remain-char-count="2" fo:hyphenation-push-char-count="2"/>
    </style:style>
    <style:style style:name="No_20_Spacing" style:display-name="No Spacing" style:family="paragraph" style:default-outline-level="">
      <style:paragraph-properties fo:margin-top="0cm" fo:margin-bottom="0cm" style:contextual-spacing="false" fo:line-height="100%"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style:contextual-spacing="true" fo:line-height="100%" fo:orphans="0" fo:widows="0" fo:hyphenation-ladder-count="no-limit" fo:text-indent="0cm" style:auto-text-indent="false"/>
      <style:text-properties style:font-name="Liberation Serif" fo:font-family="'Liberation Serif'" style:font-family-generic="roman" style:font-pitch="variable" fo:font-size="12pt"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7"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808080" style:font-name="Verdana" fo:font-size="10pt" officeooo:paragraph-rsid="00133ae1"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sk-rep (on-line repository) COMSM0010<text:tab/><text:tab/> Ventsislav Polimenov (1457989)</text:p>
        <text:p text:style-name="MP1">Dhiraj Narwani (143155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5:04:59.674676687</meta:creation-date>
    <dc:date>2014-12-30T23:39:42.872469198</dc:date>
    <meta:editing-duration>PT4H51M42S</meta:editing-duration>
    <meta:editing-cycles>639</meta:editing-cycles>
    <meta:generator>LibreOffice/4.2.6.3$Linux_X86_64 LibreOffice_project/420m0$Build-3</meta:generator>
    <meta:document-statistic meta:table-count="0" meta:image-count="0" meta:object-count="0" meta:page-count="6" meta:paragraph-count="117" meta:word-count="2617" meta:character-count="16275" meta:non-whitespace-character-count="13719"/>
  </office:meta>
</office:document-meta>
</file>